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30">
      <style:table-cell-properties style:vertical-align="automatic" fo:background-color="transparent"/>
    </style:style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/>
      <style:text-properties fo:color="#444444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444444"/>
    </style:style>
    <style:style style:name="co1" style:family="table-column">
      <style:table-column-properties fo:break-before="auto" style:column-width="7.37305555555556cm"/>
    </style:style>
    <style:style style:name="co2" style:family="table-column">
      <style:table-column-properties fo:break-before="auto" style:column-width="18.2738888888889cm" style:use-optimal-column-width="true"/>
    </style:style>
    <style:style style:name="co3" style:family="table-column">
      <style:table-column-properties fo:break-before="auto" style:column-width="4.30388888888889cm" style:use-optimal-column-width="true"/>
    </style:style>
    <style:style style:name="co4" style:family="table-column">
      <style:table-column-properties fo:break-before="auto" style:column-width="0.829027777777778cm"/>
    </style:style>
    <style:style style:name="co5" style:family="table-column">
      <style:table-column-properties fo:break-before="auto" style:column-width="12.4354166666667cm" style:use-optimal-column-width="true"/>
    </style:style>
    <style:style style:name="co6" style:family="table-column">
      <style:table-column-properties fo:break-before="auto" style:column-width="2.92805555555556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0.811388888888889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0.970138888888889cm"/>
    </style:style>
    <style:style style:name="co11" style:family="table-column">
      <style:table-column-properties fo:break-before="auto" style:column-width="1.07597222222222cm"/>
    </style:style>
    <style:style style:name="co12" style:family="table-column">
      <style:table-column-properties fo:break-before="auto" style:column-width="1.18180555555556cm"/>
    </style:style>
    <style:style style:name="co13" style:family="table-column">
      <style:table-column-properties fo:break-before="auto" style:column-width="1.28763888888889cm"/>
    </style:style>
    <style:style style:name="co14" style:family="table-column">
      <style:table-column-properties fo:break-before="auto" style:column-width="1.42875cm"/>
    </style:style>
    <style:style style:name="co15" style:family="table-column">
      <style:table-column-properties fo:break-before="auto" style:column-width="1.5875cm"/>
    </style:style>
    <style:style style:name="co16" style:family="table-column">
      <style:table-column-properties fo:break-before="auto" style:column-width="1.74625cm"/>
    </style:style>
    <style:style style:name="co17" style:family="table-column">
      <style:table-column-properties fo:break-before="auto" style:column-width="1.92263888888889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0.65pt" style:use-optimal-row-height="false" fo:break-before="auto"/>
    </style:style>
    <style:style style:name="ro6" style:family="table-row">
      <style:table-row-properties style:row-height="7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5"/>
        <table:table-column table:style-name="co4" table:default-cell-style-name="ce15"/>
        <table:table-column table:style-name="co5" table:default-cell-style-name="ce1"/>
        <table:table-column table:style-name="co6" table:number-columns-repeated="1013" table:default-cell-style-name="ce1"/>
        <table:table-column table:style-name="co7" table:number-columns-repeated="101" table:default-cell-style-name="ce1"/>
        <table:table-column table:style-name="co8" table:number-columns-repeated="101" table:default-cell-style-name="ce1"/>
        <table:table-column table:style-name="co9" table:number-columns-repeated="101" table:default-cell-style-name="ce1"/>
        <table:table-column table:style-name="co10" table:number-columns-repeated="101" table:default-cell-style-name="ce1"/>
        <table:table-column table:style-name="co11" table:number-columns-repeated="101" table:default-cell-style-name="ce1"/>
        <table:table-column table:style-name="co12" table:number-columns-repeated="101" table:default-cell-style-name="ce1"/>
        <table:table-column table:style-name="co13" table:number-columns-repeated="101" table:default-cell-style-name="ce1"/>
        <table:table-column table:style-name="co14" table:number-columns-repeated="101" table:default-cell-style-name="ce1"/>
        <table:table-column table:style-name="co15" table:number-columns-repeated="101" table:default-cell-style-name="ce1"/>
        <table:table-column table:style-name="co16" table:number-columns-repeated="101" table:default-cell-style-name="ce1"/>
        <table:table-column table:style-name="co17" table:default-cell-style-name="ce1"/>
        <table:table-column table:style-name="co18" table:number-columns-repeated="14355" table:default-cell-style-name="ce1"/>
        <table:table-row table:style-name="ro1">
          <table:table-cell office:value-type="string" table:style-name="ce2">
            <text:p>Tesseract pfad:</text:p>
          </table:table-cell>
          <table:table-cell table:style-name="ce2"/>
          <table:table-cell table:number-columns-repeated="2" table:style-name="ce25"/>
          <table:table-cell table:number-columns-repeated="16380" table:style-name="ce2"/>
        </table:table-row>
        <table:table-row table:style-name="ro1">
          <table:table-cell office:value-type="string" table:style-name="ce2">
            <text:p>tesseract /home/admin-fn-dl-02/Dokumente/DDR_3b.png stdout</text:p>
          </table:table-cell>
          <table:table-cell table:style-name="ce2"/>
          <table:table-cell table:number-columns-repeated="2" table:style-name="ce25"/>
          <table:table-cell table:number-columns-repeated="1014" table:style-name="ce2"/>
          <table:table-cell table:number-columns-repeated="15366" table:style-name="ce3"/>
        </table:table-row>
        <table:table-row table:style-name="ro1">
          <table:table-cell office:value-type="string" table:style-name="ce4">
            <text:p><text:s/></text:p>
          </table:table-cell>
          <table:table-cell table:style-name="ce4"/>
          <table:table-cell table:number-columns-repeated="2" table:style-name="ce26"/>
          <table:table-cell table:number-columns-repeated="16380" table:style-name="ce4"/>
        </table:table-row>
        <table:table-row table:style-name="ro1">
          <table:table-cell office:value-type="string" table:number-columns-spanned="4" table:number-rows-spanned="1" table:style-name="ce21">
            <text:p>Alphabetisches Verzeichnis der Facharbeiterberufe</text:p>
          </table:table-cell>
          <table:covered-table-cell table:number-columns-repeated="3"/>
          <table:table-cell table:number-columns-repeated="1014" table:style-name="ce4"/>
          <table:table-cell table:number-columns-repeated="15366"/>
        </table:table-row>
        <table:table-row table:style-name="ro1">
          <table:table-cell table:number-columns-repeated="2" table:style-name="ce4"/>
          <table:table-cell table:number-columns-repeated="2" table:style-name="ce26"/>
          <table:table-cell table:number-columns-repeated="16380" table:style-name="ce4"/>
        </table:table-row>
        <table:table-row table:style-name="ro1">
          <table:table-cell office:value-type="string" table:style-name="ce5">
            <text:p>Berufsbezeichnung<text:s/></text:p>
          </table:table-cell>
          <table:table-cell office:value-type="string" table:style-name="ce5">
            <text:p>Kurzbezeichnung</text:p>
          </table:table-cell>
          <table:table-cell office:value-type="string" table:style-name="ce27">
            <text:p>Berufs-</text:p>
          </table:table-cell>
          <table:table-cell office:value-type="string" table:style-name="ce27">
            <text:p>Gruppe der</text:p>
          </table:table-cell>
          <table:table-cell table:number-columns-repeated="16380" table:style-name="ce4"/>
        </table:table-row>
        <table:table-row table:style-name="ro1">
          <table:table-cell table:style-name="ce5"/>
          <table:table-cell office:value-type="string" table:style-name="ce5">
            <text:p>alpha-Text</text:p>
          </table:table-cell>
          <table:table-cell office:value-type="string" table:style-name="ce27">
            <text:p>nummer</text:p>
          </table:table-cell>
          <table:table-cell office:value-type="string" table:style-name="ce27">
            <text:p>Systematik</text:p>
          </table:table-cell>
          <table:table-cell table:number-columns-repeated="16380" table:style-name="ce4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8">
            <text:p>4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Akkordeonfacharbeiter<text:s/></text:p>
          </table:table-cell>
          <table:table-cell office:value-type="string" table:style-name="ce4">
            <text:p>Akkordeonfacharb</text:p>
          </table:table-cell>
          <table:table-cell office:value-type="float" office:value="62700" table:style-name="ce26">
            <text:p>62700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Apothekenfacharbeiter</text:p>
          </table:table-cell>
          <table:table-cell office:value-type="string" table:style-name="ce4">
            <text:p>Apothekenfacharb</text:p>
          </table:table-cell>
          <table:table-cell office:value-type="float" office:value="14212" table:style-name="ce26">
            <text:p>1421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Archivassistent</text:p>
          </table:table-cell>
          <table:table-cell office:value-type="string" table:style-name="ce4">
            <text:p>Archivassistent</text:p>
          </table:table-cell>
          <table:table-cell office:value-type="float" office:value="64201" table:style-name="ce26">
            <text:p>64201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Aufbereitungsfacharbeiter</text:p>
          </table:table-cell>
          <table:table-cell office:value-type="string" table:style-name="ce4">
            <text:p>Aufbereitungsfacharb</text:p>
          </table:table-cell>
          <table:table-cell office:value-type="float" office:value="22211" table:style-name="ce26">
            <text:p>22211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Aufzugmonteur</text:p>
          </table:table-cell>
          <table:table-cell office:value-type="string" table:style-name="ce4">
            <text:p>Aufzugmonteur</text:p>
          </table:table-cell>
          <table:table-cell office:value-type="float" office:value="24209" table:style-name="ce26">
            <text:p>24209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Ausbaumaurer</text:p>
          </table:table-cell>
          <table:table-cell office:value-type="string" table:style-name="ce4">
            <text:p>Ausbaumaurer</text:p>
          </table:table-cell>
          <table:table-cell office:value-type="float" office:value="56229" table:style-name="ce26">
            <text:p>56229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Außenhandelskaufmann</text:p>
          </table:table-cell>
          <table:table-cell office:value-type="string" table:style-name="ce4">
            <text:p>Aussenhandelskaufm</text:p>
          </table:table-cell>
          <table:table-cell office:value-type="float" office:value="62203" table:style-name="ce26">
            <text:p>62203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Automateneinrichter (spanlose Fertigung)</text:p>
          </table:table-cell>
          <table:table-cell office:value-type="string" table:style-name="ce4">
            <text:p>Automateneinr SPR</text:p>
          </table:table-cell>
          <table:table-cell office:value-type="float" office:value="26214" table:style-name="ce26">
            <text:p>26214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ackwarenfacharbeiter</text:p>
          </table:table-cell>
          <table:table-cell office:value-type="string" table:style-name="ce4">
            <text:p>Backwarenfacharb</text:p>
          </table:table-cell>
          <table:table-cell office:value-type="float" office:value="46218" table:style-name="ce26">
            <text:p>46218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andagist<text:s/></text:p>
          </table:table-cell>
          <table:table-cell office:value-type="string" table:style-name="ce4">
            <text:p>Bandagist<text:s/></text:p>
          </table:table-cell>
          <table:table-cell office:value-type="float" office:value="14221" table:style-name="ce26">
            <text:p>14221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aufacharbeiter</text:p>
          </table:table-cell>
          <table:table-cell office:value-type="string" table:style-name="ce4">
            <text:p>Baufacharbeiter</text:p>
          </table:table-cell>
          <table:table-cell office:value-type="float" office:value="56207" table:style-name="ce26">
            <text:p>56207</text:p>
          </table:table-cell>
          <table:table-cell office:value-type="string" table:style-name="ce26">
            <text:p>I<text:s/>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aumaler<text:s/></text:p>
          </table:table-cell>
          <table:table-cell office:value-type="string" table:style-name="ce4">
            <text:p>Baumaler<text:s/></text:p>
          </table:table-cell>
          <table:table-cell office:value-type="float" office:value="56231" table:style-name="ce26">
            <text:p>56231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aumaschinist</text:p>
          </table:table-cell>
          <table:table-cell office:value-type="string" table:style-name="ce4">
            <text:p>Baumaschinist</text:p>
          </table:table-cell>
          <table:table-cell office:value-type="float" office:value="56203" table:style-name="ce26">
            <text:p>56203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austoffmaschinist</text:p>
          </table:table-cell>
          <table:table-cell office:value-type="string" table:style-name="ce4">
            <text:p>Baustoffmaschinist</text:p>
          </table:table-cell>
          <table:table-cell office:value-type="float" office:value="54205" table:style-name="ce26">
            <text:p>54205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austoffpruefer</text:p>
          </table:table-cell>
          <table:table-cell office:value-type="string" table:style-name="ce4">
            <text:p>Baustoffpruefer</text:p>
          </table:table-cell>
          <table:table-cell office:value-type="float" office:value="54202" table:style-name="ce26">
            <text:p>5420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auzeichner</text:p>
          </table:table-cell>
          <table:table-cell office:value-type="string" table:style-name="ce4">
            <text:p>Bauzeichner</text:p>
          </table:table-cell>
          <table:table-cell office:value-type="float" office:value="56225" table:style-name="ce26">
            <text:p>56225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eizer Polierer</text:p>
          </table:table-cell>
          <table:table-cell office:value-type="string" table:style-name="ce4">
            <text:p>Beizer Polierer</text:p>
          </table:table-cell>
          <table:table-cell office:value-type="float" office:value="34204" table:style-name="ce26">
            <text:p>34204</text:p>
          </table:table-cell>
          <table:table-cell office:value-type="string" table:style-name="ce26">
            <text:p>II<text:s/>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ergbaufacharbeiter</text:p>
          </table:table-cell>
          <table:table-cell office:value-type="string" table:style-name="ce4">
            <text:p>Bergbaufacharbeite</text:p>
          </table:table-cell>
          <table:table-cell office:value-type="float" office:value="18202" table:style-name="ce26">
            <text:p>18202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erufskraftfahrer</text:p>
          </table:table-cell>
          <table:table-cell office:value-type="string" table:style-name="ce4">
            <text:p>Berufskraftfahrer</text:p>
          </table:table-cell>
          <table:table-cell office:value-type="float" office:value="58201" table:style-name="ce26">
            <text:p>58201</text:p>
          </table:table-cell>
          <table:table-cell office:value-type="string" table:style-name="ce26">
            <text:p>I<text:s/>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etonbauer</text:p>
          </table:table-cell>
          <table:table-cell office:value-type="string" table:style-name="ce4">
            <text:p>Betonbauer</text:p>
          </table:table-cell>
          <table:table-cell office:value-type="float" office:value="56209" table:style-name="ce26">
            <text:p>56209</text:p>
          </table:table-cell>
          <table:table-cell office:value-type="string" table:style-name="ce26">
            <text:p>I<text:s/>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etonierer</text:p>
          </table:table-cell>
          <table:table-cell office:value-type="string" table:style-name="ce4">
            <text:p>Betonierer</text:p>
          </table:table-cell>
          <table:table-cell office:value-type="float" office:value="56230" table:style-name="ce26">
            <text:p>56230</text:p>
          </table:table-cell>
          <table:table-cell office:value-type="string" table:style-name="ce26">
            <text:p>III<text:s/>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etonstein- und Beton Terrazzowerker*</text:p>
          </table:table-cell>
          <table:table-cell office:value-type="string" table:style-name="ce4">
            <text:p>Beton Terrazzowerker</text:p>
          </table:table-cell>
          <table:table-cell office:value-type="float" office:value="56239" table:style-name="ce26">
            <text:p>56239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etonwerker</text:p>
          </table:table-cell>
          <table:table-cell office:value-type="string" table:style-name="ce4">
            <text:p>Betonwerker</text:p>
          </table:table-cell>
          <table:table-cell office:value-type="float" office:value="56201" table:style-name="ce26">
            <text:p>56201</text:p>
          </table:table-cell>
          <table:table-cell office:value-type="string" table:style-name="ce26">
            <text:p>I<text:s/>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etriebsschlosser</text:p>
          </table:table-cell>
          <table:table-cell office:value-type="string" table:style-name="ce4">
            <text:p>Betriebsschlosser</text:p>
          </table:table-cell>
          <table:table-cell office:value-type="float" office:value="24215" table:style-name="ce26">
            <text:p>24215</text:p>
          </table:table-cell>
          <table:table-cell office:value-type="string" table:style-name="ce26">
            <text:p>III<text:s/>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Bibliotheksfachacbeiter</text:p>
          </table:table-cell>
          <table:table-cell office:value-type="string" table:style-name="ce4">
            <text:p>Bibliothekstacharb<text:s/></text:p>
          </table:table-cell>
          <table:table-cell office:value-type="float" office:value="78202" table:style-name="ce26">
            <text:p>7820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ildgieser*</text:p>
          </table:table-cell>
          <table:table-cell office:value-type="string" table:style-name="ce4">
            <text:p>Bildgiesser</text:p>
          </table:table-cell>
          <table:table-cell office:value-type="float" office:value="22216" table:style-name="ce26">
            <text:p>22216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indemittelfacharbeiter</text:p>
          </table:table-cell>
          <table:table-cell office:value-type="string" table:style-name="ce4">
            <text:p>Bindemittelfacharb<text:s/></text:p>
          </table:table-cell>
          <table:table-cell office:value-type="float" office:value="54201" table:style-name="ce26">
            <text:p>54201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innenfischer</text:p>
          </table:table-cell>
          <table:table-cell office:value-type="string" table:style-name="ce4">
            <text:p>Binnenfischer</text:p>
          </table:table-cell>
          <table:table-cell office:value-type="float" office:value="50222" table:style-name="ce26">
            <text:p>5022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7">
            <text:p>* Seltene Handwerksberufe</text:p>
          </table:table-cell>
          <table:table-cell table:style-name="ce4"/>
          <table:table-cell table:number-columns-repeated="2" table:style-name="ce26"/>
          <table:table-cell table:number-columns-repeated="16380" table:style-name="ce4"/>
        </table:table-row>
        <table:table-row table:style-name="ro4">
          <table:table-cell office:value-type="string" table:number-columns-spanned="4" table:number-rows-spanned="1" table:style-name="ce22">
            <text:p>Seite 1 Ende</text:p>
          </table:table-cell>
          <table:covered-table-cell table:number-columns-repeated="3"/>
          <table:table-cell table:number-columns-repeated="1014" table:style-name="ce4"/>
          <table:table-cell table:number-columns-repeated="15366"/>
        </table:table-row>
        <table:table-row table:style-name="ro3">
          <table:table-cell office:value-type="string" table:style-name="ce4">
            <text:p>Biologielaborant</text:p>
          </table:table-cell>
          <table:table-cell office:value-type="string" table:style-name="ce4">
            <text:p>Biologielaborant</text:p>
          </table:table-cell>
          <table:table-cell office:value-type="string" table:style-name="ce29">
            <text:p>08203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laudrucker*</text:p>
          </table:table-cell>
          <table:table-cell office:value-type="string" table:style-name="ce4">
            <text:p>Blaudrucker</text:p>
          </table:table-cell>
          <table:table-cell office:value-type="float" office:value="40221" table:style-name="ce26">
            <text:p>40221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leiglaser*</text:p>
          </table:table-cell>
          <table:table-cell office:value-type="string" table:style-name="ce4">
            <text:p>Bleiglaser</text:p>
          </table:table-cell>
          <table:table-cell office:value-type="float" office:value="56237" table:style-name="ce26">
            <text:p>56237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lumenbinder</text:p>
          </table:table-cell>
          <table:table-cell office:value-type="string" table:style-name="ce4">
            <text:p>Blumenbinder</text:p>
          </table:table-cell>
          <table:table-cell office:value-type="float" office:value="50206" table:style-name="ce26">
            <text:p>50206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ogenmacher</text:p>
          </table:table-cell>
          <table:table-cell office:value-type="string" table:style-name="ce4">
            <text:p>Bogenmacher</text:p>
          </table:table-cell>
          <table:table-cell office:value-type="float" office:value="66276" table:style-name="ce26">
            <text:p>66276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ootsbauer</text:p>
          </table:table-cell>
          <table:table-cell office:value-type="string" table:style-name="ce4">
            <text:p>Bootsbauer</text:p>
          </table:table-cell>
          <table:table-cell office:value-type="float" office:value="34205" table:style-name="ce26">
            <text:p>34205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öttcher</text:p>
          </table:table-cell>
          <table:table-cell office:value-type="string" table:style-name="ce4">
            <text:p>Boettcher</text:p>
          </table:table-cell>
          <table:table-cell office:value-type="float" office:value="34207" table:style-name="ce26">
            <text:p>34207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rauer und Mälzer</text:p>
          </table:table-cell>
          <table:table-cell office:value-type="string" table:style-name="ce4">
            <text:p>Brauer Maelzer</text:p>
          </table:table-cell>
          <table:table-cell office:value-type="float" office:value="46208" table:style-name="ce26">
            <text:p>46208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rillenfassungsmacher</text:p>
          </table:table-cell>
          <table:table-cell office:value-type="string" table:style-name="ce4">
            <text:p>Brillenfassungsmach</text:p>
          </table:table-cell>
          <table:table-cell office:value-type="float" office:value="28208" table:style-name="ce26">
            <text:p>28208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rillenoptiker</text:p>
          </table:table-cell>
          <table:table-cell office:value-type="string" table:style-name="ce4">
            <text:p>Brillenoptiker</text:p>
          </table:table-cell>
          <table:table-cell office:value-type="float" office:value="28206" table:style-name="ce26">
            <text:p>28206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runnenbauer</text:p>
          </table:table-cell>
          <table:table-cell office:value-type="string" table:style-name="ce4">
            <text:p>Brunnenbauer</text:p>
          </table:table-cell>
          <table:table-cell office:value-type="float" office:value="56212" table:style-name="ce26">
            <text:p>5621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uchbinder*</text:p>
          </table:table-cell>
          <table:table-cell office:value-type="string" table:style-name="ce4">
            <text:p>Buchbinder</text:p>
          </table:table-cell>
          <table:table-cell office:value-type="float" office:value="38207" table:style-name="ce26">
            <text:p>38207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uchhändler</text:p>
          </table:table-cell>
          <table:table-cell office:value-type="string" table:style-name="ce4">
            <text:p>Buchhaendler</text:p>
          </table:table-cell>
          <table:table-cell office:value-type="float" office:value="78203" table:style-name="ce26">
            <text:p>78203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Bürsten- und Pinselfacharbeiter</text:p>
          </table:table-cell>
          <table:table-cell office:value-type="string" table:style-name="ce4">
            <text:p>Bürsten- und Pinselfa</text:p>
          </table:table-cell>
          <table:table-cell office:value-type="float" office:value="34213" table:style-name="ce26">
            <text:p>34213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Chemiefacharbeiter</text:p>
          </table:table-cell>
          <table:table-cell office:value-type="string" table:style-name="ce4">
            <text:p>Chemiefacharbeiter</text:p>
          </table:table-cell>
          <table:table-cell office:value-type="float" office:value="62003" table:style-name="ce26">
            <text:p>62003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Chirurgieinstrumentenmacher*</text:p>
          </table:table-cell>
          <table:table-cell office:value-type="string" table:style-name="ce4">
            <text:p>Chirugie Instrumach</text:p>
          </table:table-cell>
          <table:table-cell office:value-type="float" office:value="28213" table:style-name="ce26">
            <text:p>28213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Dachdecker</text:p>
          </table:table-cell>
          <table:table-cell office:value-type="string" table:style-name="ce4">
            <text:p>Dachdecker</text:p>
          </table:table-cell>
          <table:table-cell office:value-type="float" office:value="56218" table:style-name="ce26">
            <text:p>56218</text:p>
          </table:table-cell>
          <table:table-cell office:value-type="string" table:style-name="ce26">
            <text:p>I</text:p>
          </table:table-cell>
          <table:table-cell table:number-columns-repeated="1014" table:style-name="ce4"/>
          <table:table-cell table:number-columns-repeated="15366"/>
        </table:table-row>
        <table:table-row table:style-name="ro3">
          <table:table-cell office:value-type="string" table:style-name="ce4">
            <text:p>Dachinstandsetzer</text:p>
          </table:table-cell>
          <table:table-cell office:value-type="string" table:style-name="ce4">
            <text:p>Dachinstandsetzer</text:p>
          </table:table-cell>
          <table:table-cell office:value-type="float" office:value="56232" table:style-name="ce26">
            <text:p>56232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Damenmaßschneider</text:p>
          </table:table-cell>
          <table:table-cell office:value-type="string" table:style-name="ce4">
            <text:p>Damenmassschneider</text:p>
          </table:table-cell>
          <table:table-cell office:value-type="float" office:value="48211" table:style-name="ce26">
            <text:p>48211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Desinfektor</text:p>
          </table:table-cell>
          <table:table-cell office:value-type="string" table:style-name="ce4">
            <text:p>Desinfektor</text:p>
          </table:table-cell>
          <table:table-cell office:value-type="float" office:value="14222" table:style-name="ce26">
            <text:p>14222</text:p>
          </table:table-cell>
          <table:table-cell office:value-type="string" table:style-name="ce26">
            <text:p>IV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Diätkoch</text:p>
          </table:table-cell>
          <table:table-cell office:value-type="string" table:style-name="ce4">
            <text:p>Diaetkoch</text:p>
          </table:table-cell>
          <table:table-cell office:value-type="float" office:value="14217" table:style-name="ce26">
            <text:p>14217</text:p>
          </table:table-cell>
          <table:table-cell office:value-type="string" table:style-name="ce26">
            <text:p>I</text:p>
          </table:table-cell>
          <table:table-cell table:number-columns-repeated="1014" table:style-name="ce4"/>
          <table:table-cell table:number-columns-repeated="15366"/>
        </table:table-row>
        <table:table-row table:style-name="ro3">
          <table:table-cell office:value-type="string" table:style-name="ce4">
            <text:p>Drechsler<text:s text:c="3"/></text:p>
          </table:table-cell>
          <table:table-cell office:value-type="string" table:style-name="ce4">
            <text:p>Drechsler<text:s text:c="3"/></text:p>
          </table:table-cell>
          <table:table-cell office:value-type="float" office:value="34210" table:style-name="ce26">
            <text:p>34210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Dreher</text:p>
          </table:table-cell>
          <table:table-cell office:value-type="string" table:style-name="ce4">
            <text:p>Dreher</text:p>
          </table:table-cell>
          <table:table-cell office:value-type="float" office:value="26212" table:style-name="ce26">
            <text:p>26212</text:p>
          </table:table-cell>
          <table:table-cell office:value-type="string" table:style-name="ce26">
            <text:p>III</text:p>
          </table:table-cell>
          <table:table-cell table:number-columns-repeated="1014" table:style-name="ce4"/>
          <table:table-cell table:number-columns-repeated="15366"/>
        </table:table-row>
        <table:table-row table:style-name="ro3">
          <table:table-cell office:value-type="string" table:style-name="ce4">
            <text:p>Drogist</text:p>
          </table:table-cell>
          <table:table-cell office:value-type="string" table:style-name="ce4">
            <text:p>Drogist</text:p>
          </table:table-cell>
          <table:table-cell office:value-type="float" office:value="48219" table:style-name="ce26">
            <text:p>48219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delmetallfacharbeiter</text:p>
          </table:table-cell>
          <table:table-cell office:value-type="string" table:style-name="ce4">
            <text:p>Edelmetallfacharb</text:p>
          </table:table-cell>
          <table:table-cell office:value-type="float" office:value="66255" table:style-name="ce26">
            <text:p>66255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desteinschleifer*</text:p>
          </table:table-cell>
          <table:table-cell office:value-type="string" table:style-name="ce4">
            <text:p>Edesteinschleifer</text:p>
          </table:table-cell>
          <table:table-cell office:value-type="float" office:value="66277" table:style-name="ce26">
            <text:p>66277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lektronikinstallateuer</text:p>
          </table:table-cell>
          <table:table-cell office:value-type="string" table:style-name="ce4">
            <text:p>E Installateur</text:p>
          </table:table-cell>
          <table:table-cell office:value-type="float" office:value="30209" table:style-name="ce26">
            <text:p>30209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lektromacheinenbauer</text:p>
          </table:table-cell>
          <table:table-cell office:value-type="string" table:style-name="ce4">
            <text:p>E Maschinenbauer</text:p>
          </table:table-cell>
          <table:table-cell office:value-type="float" office:value="24212" table:style-name="ce26">
            <text:p>2421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lektromechaniker</text:p>
          </table:table-cell>
          <table:table-cell office:value-type="string" table:style-name="ce4">
            <text:p>E Mechaniker</text:p>
          </table:table-cell>
          <table:table-cell office:value-type="float" office:value="30202" table:style-name="ce26">
            <text:p>3020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lektromonteur</text:p>
          </table:table-cell>
          <table:table-cell office:value-type="string" table:style-name="ce4">
            <text:p>E Monteuer</text:p>
          </table:table-cell>
          <table:table-cell office:value-type="float" office:value="30208" table:style-name="ce26">
            <text:p>30208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lektromontierer</text:p>
          </table:table-cell>
          <table:table-cell office:value-type="string" table:style-name="ce4">
            <text:p>E Montierer</text:p>
          </table:table-cell>
          <table:table-cell office:value-type="float" office:value="30206" table:style-name="ce26">
            <text:p>30206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lektrofacharbeiter</text:p>
          </table:table-cell>
          <table:table-cell office:value-type="string" table:style-name="ce4">
            <text:p>Elektronikfacharb</text:p>
          </table:table-cell>
          <table:table-cell office:value-type="float" office:value="30205" table:style-name="ce26">
            <text:p>30205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lektrosignalmechaniker</text:p>
          </table:table-cell>
          <table:table-cell office:value-type="string" table:style-name="ce4">
            <text:p>Esignalmechaniker</text:p>
          </table:table-cell>
          <table:table-cell office:value-type="float" office:value="30201" table:style-name="ce26">
            <text:p>30201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lektrozeichner</text:p>
          </table:table-cell>
          <table:table-cell office:value-type="string" table:style-name="ce4">
            <text:p>E Zeichner</text:p>
          </table:table-cell>
          <table:table-cell office:value-type="float" office:value="30212" table:style-name="ce26">
            <text:p>3021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maillierer</text:p>
          </table:table-cell>
          <table:table-cell office:value-type="string" table:style-name="ce4">
            <text:p>Emaillierer</text:p>
          </table:table-cell>
          <table:table-cell office:value-type="float" office:value="26217" table:style-name="ce26">
            <text:p>26217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mpfangssekretär</text:p>
          </table:table-cell>
          <table:table-cell office:value-type="string" table:style-name="ce4">
            <text:p>Empfangssekretaer</text:p>
          </table:table-cell>
          <table:table-cell office:value-type="float" office:value="48202" table:style-name="ce26">
            <text:p>4820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Etuimacher*</text:p>
          </table:table-cell>
          <table:table-cell office:value-type="string" table:style-name="ce4">
            <text:p>Etuimacher</text:p>
          </table:table-cell>
          <table:table-cell office:value-type="float" office:value="66275" table:style-name="ce26">
            <text:p>66275</text:p>
          </table:table-cell>
          <table:table-cell office:value-type="string" table:style-name="ce26">
            <text:p>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7">
            <text:p>Facharbeiter für</text:p>
          </table:table-cell>
          <table:table-cell table:style-name="ce4"/>
          <table:table-cell table:number-columns-repeated="2" table:style-name="ce26"/>
          <table:table-cell table:number-columns-repeated="16380" table:style-name="ce4"/>
        </table:table-row>
        <table:table-row table:style-name="ro3">
          <table:table-cell office:value-type="string" table:style-name="ce8">
            <text:p><text:s/>-Acker-und Pflanzenbau</text:p>
          </table:table-cell>
          <table:table-cell office:value-type="string" table:style-name="ce4">
            <text:p>FA Acker Pflangenbau</text:p>
          </table:table-cell>
          <table:table-cell office:value-type="float" office:value="50202" table:style-name="ce26">
            <text:p>50202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alkoholfreie Getränke</text:p>
          </table:table-cell>
          <table:table-cell office:value-type="string" table:style-name="ce4">
            <text:p>FA alkoholf Getr</text:p>
          </table:table-cell>
          <table:table-cell office:value-type="float" office:value="46206" table:style-name="ce26">
            <text:p>46206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Anlangentechnik</text:p>
          </table:table-cell>
          <table:table-cell office:value-type="string" table:style-name="ce4">
            <text:p>FA Anlagentechnik</text:p>
          </table:table-cell>
          <table:table-cell office:value-type="float" office:value="26207" table:style-name="ce26">
            <text:p>26207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Anlagen und Geräte</text:p>
          </table:table-cell>
          <table:table-cell office:value-type="string" table:style-name="ce4">
            <text:p>FA Anl Geraete</text:p>
          </table:table-cell>
          <table:table-cell office:value-type="float" office:value="20203" table:style-name="ce26">
            <text:p>20203</text:p>
          </table:table-cell>
          <table:table-cell office:value-type="string" table:style-name="ce26">
            <text:p>II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Augenoptik</text:p>
          </table:table-cell>
          <table:table-cell office:value-type="string" table:style-name="ce4">
            <text:p>FA Augenoptik</text:p>
          </table:table-cell>
          <table:table-cell office:value-type="float" office:value="14216" table:style-name="ce26">
            <text:p>14216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aotmatisierte Anlagen</text:p>
          </table:table-cell>
          <table:table-cell office:value-type="string" table:style-name="ce4">
            <text:p>FA atom Anlagen</text:p>
          </table:table-cell>
          <table:table-cell office:value-type="float" office:value="32201" table:style-name="ce26">
            <text:p>32201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bergbautechnologie</text:p>
          </table:table-cell>
          <table:table-cell office:value-type="string" table:style-name="ce4">
            <text:p>FA Bergbautechnol</text:p>
          </table:table-cell>
          <table:table-cell office:value-type="float" office:value="18201" table:style-name="ce26">
            <text:p>18201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BMST-Technik</text:p>
          </table:table-cell>
          <table:table-cell office:value-type="string" table:style-name="ce4">
            <text:p>FA BMSR Technik</text:p>
          </table:table-cell>
          <table:table-cell office:value-type="float" office:value="32202" table:style-name="ce26">
            <text:p>32202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buchbinderische Verarbeitung</text:p>
          </table:table-cell>
          <table:table-cell office:value-type="string" table:style-name="ce4">
            <text:p>FA buchb Verarbeit</text:p>
          </table:table-cell>
          <table:table-cell office:value-type="float" office:value="38204" table:style-name="ce26">
            <text:p>38204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chemische Produktion</text:p>
          </table:table-cell>
          <table:table-cell office:value-type="string" table:style-name="ce4">
            <text:p>FA chem Produktion</text:p>
          </table:table-cell>
          <table:table-cell office:value-type="string" table:style-name="ce29">
            <text:p>06201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Datenbereitstelltung</text:p>
          </table:table-cell>
          <table:table-cell office:value-type="string" table:style-name="ce4">
            <text:p>FA Datenbereitstell</text:p>
          </table:table-cell>
          <table:table-cell office:value-type="float" office:value="32204" table:style-name="ce26">
            <text:p>32204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8">
            <text:p><text:s/>-Datenverarbeitung</text:p>
          </table:table-cell>
          <table:table-cell office:value-type="string" table:style-name="ce4">
            <text:p>FA Datenverarb</text:p>
          </table:table-cell>
          <table:table-cell office:value-type="float" office:value="32203" table:style-name="ce26">
            <text:p>32203</text:p>
          </table:table-cell>
          <table:table-cell office:value-type="string" table:style-name="ce26">
            <text:p>I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9">
            <text:p>— Dauerbackwaren<text:s/></text:p>
          </table:table-cell>
          <table:table-cell office:value-type="string" table:style-name="ce9">
            <text:p>FA Dauerbackwaren</text:p>
          </table:table-cell>
          <table:table-cell office:value-type="float" office:value="46202" table:style-name="ce15">
            <text:p>4620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Druckformenherstellung<text:s/></text:p>
          </table:table-cell>
          <table:table-cell office:value-type="string" table:style-name="ce1">
            <text:p>FA Druckformenherst</text:p>
          </table:table-cell>
          <table:table-cell office:value-type="float" office:value="38203" table:style-name="ce15">
            <text:p>3820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Drucktechnik</text:p>
          </table:table-cell>
          <table:table-cell office:value-type="string" table:style-name="ce1">
            <text:p>FA Drucktechnik</text:p>
          </table:table-cell>
          <table:table-cell office:value-type="float" office:value="38201" table:style-name="ce15">
            <text:p>38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Edelfellproduktion</text:p>
          </table:table-cell>
          <table:table-cell office:value-type="string" table:style-name="ce1">
            <text:p>FA Edelfellprodukt</text:p>
          </table:table-cell>
          <table:table-cell office:value-type="float" office:value="50216" table:style-name="ce15">
            <text:p>50216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Eisenbahnbau</text:p>
          </table:table-cell>
          <table:table-cell office:value-type="string" table:style-name="ce1">
            <text:p>FA Eisenbahnbau</text:p>
          </table:table-cell>
          <table:table-cell office:value-type="float" office:value="56205" table:style-name="ce15">
            <text:p>56205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Eisenbahnbetrieb</text:p>
          </table:table-cell>
          <table:table-cell office:value-type="string" table:style-name="ce1">
            <text:p>FA Eisenbahnbetrieb</text:p>
          </table:table-cell>
          <table:table-cell office:value-type="float" office:value="58207" table:style-name="ce15">
            <text:p>58207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<text:s/>— elektronische Bauelemente</text:p>
          </table:table-cell>
          <table:table-cell office:value-type="string" table:style-name="ce1">
            <text:p>FA elektron Baue-lem</text:p>
          </table:table-cell>
          <table:table-cell office:value-type="float" office:value="30213" table:style-name="ce15">
            <text:p>3021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Emailliertechnik</text:p>
          </table:table-cell>
          <table:table-cell office:value-type="string" table:style-name="ce1">
            <text:p>FA Emailliertechnik</text:p>
          </table:table-cell>
          <table:table-cell office:value-type="float" office:value="26224" table:style-name="ce15">
            <text:p>26224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Fernmelde-Verkehr</text:p>
          </table:table-cell>
          <table:table-cell office:value-type="string" table:style-name="ce1">
            <text:p>FA Fernmeldeverk</text:p>
          </table:table-cell>
          <table:table-cell office:value-type="float" office:value="60207" table:style-name="ce15">
            <text:p>60207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Film wiedergabetechnik</text:p>
          </table:table-cell>
          <table:table-cell office:value-type="string" table:style-name="ce9">
            <text:p>FA Filmwiedergabe<text:s/></text:p>
          </table:table-cell>
          <table:table-cell office:value-type="float" office:value="66203" table:style-name="ce15">
            <text:p>6620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Fleischererzeugnisse</text:p>
          </table:table-cell>
          <table:table-cell office:value-type="string" table:style-name="ce1">
            <text:p>FA Fleischererzeugnisse</text:p>
          </table:table-cell>
          <table:table-cell office:value-type="float" office:value="46221" table:style-name="ce15">
            <text:p>4622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Forstwirtschaft</text:p>
          </table:table-cell>
          <table:table-cell office:value-type="string" table:style-name="ce1">
            <text:p>FA Forstwirtschaft</text:p>
          </table:table-cell>
          <table:table-cell office:value-type="float" office:value="60223" table:style-name="ce15">
            <text:p>6022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Geflügelproduktion</text:p>
          </table:table-cell>
          <table:table-cell office:value-type="string" table:style-name="ce1">
            <text:p>FA Gefluegelproduk</text:p>
          </table:table-cell>
          <table:table-cell office:value-type="float" office:value="50215" table:style-name="ce15">
            <text:p>50215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Getreidewirtschaft</text:p>
          </table:table-cell>
          <table:table-cell office:value-type="string" table:style-name="ce1">
            <text:p>FA Getreidewirtsü</text:p>
          </table:table-cell>
          <table:table-cell office:value-type="float" office:value="50229" table:style-name="ce15">
            <text:p>50229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Gießerei technik</text:p>
          </table:table-cell>
          <table:table-cell office:value-type="string" table:style-name="ce1">
            <text:p>FA Giessereitecnnik</text:p>
          </table:table-cell>
          <table:table-cell office:value-type="float" office:value="22212" table:style-name="ce15">
            <text:p>2221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Glastechnik</text:p>
          </table:table-cell>
          <table:table-cell office:value-type="string" table:style-name="ce1">
            <text:p>FA Clasteehnik</text:p>
          </table:table-cell>
          <table:table-cell office:value-type="float" office:value="44205" table:style-name="ce15">
            <text:p>44205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Holzbearbeitung</text:p>
          </table:table-cell>
          <table:table-cell office:value-type="string" table:style-name="ce1">
            <text:p>FA Holzbearbeitung</text:p>
          </table:table-cell>
          <table:table-cell office:value-type="float" office:value="34214" table:style-name="ce15">
            <text:p>34214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Holzspielzeug</text:p>
          </table:table-cell>
          <table:table-cell office:value-type="string" table:style-name="ce1">
            <text:p>FA Holzspielzeug</text:p>
          </table:table-cell>
          <table:table-cell office:value-type="float" office:value="66254" table:style-name="ce15">
            <text:p>66254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Holztechnik</text:p>
          </table:table-cell>
          <table:table-cell office:value-type="string" table:style-name="ce1">
            <text:p>FA Holztednnik</text:p>
          </table:table-cell>
          <table:table-cell office:value-type="float" office:value="34202" table:style-name="ce15">
            <text:p>3420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Holz werkstoffe</text:p>
          </table:table-cell>
          <table:table-cell office:value-type="string" table:style-name="ce1">
            <text:p>FA Holzwerkstoffe</text:p>
          </table:table-cell>
          <table:table-cell office:value-type="float" office:value="34201" table:style-name="ce15">
            <text:p>34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Isoliertechnik</text:p>
          </table:table-cell>
          <table:table-cell office:value-type="string" table:style-name="ce1">
            <text:p>FA Isoliertechnik</text:p>
          </table:table-cell>
          <table:table-cell office:value-type="float" office:value="24229" table:style-name="ce15">
            <text:p>24229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Keramtechnik</text:p>
          </table:table-cell>
          <table:table-cell office:value-type="string" table:style-name="ce1">
            <text:p>FA Keramtechnik</text:p>
          </table:table-cell>
          <table:table-cell office:value-type="float" office:value="44211" table:style-name="ce15">
            <text:p>4421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Kinderpflege</text:p>
          </table:table-cell>
          <table:table-cell office:value-type="string" table:style-name="ce1">
            <text:p>FA Kinderpflege</text:p>
          </table:table-cell>
          <table:table-cell office:value-type="float" office:value="14224" table:style-name="ce15">
            <text:p>14224</text:p>
          </table:table-cell>
          <table:table-cell office:value-type="string" table:style-name="ce26">
            <text:p>IV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Krankenpflege</text:p>
          </table:table-cell>
          <table:table-cell office:value-type="string" table:style-name="ce1">
            <text:p>FA Krankenpflege</text:p>
          </table:table-cell>
          <table:table-cell office:value-type="float" office:value="14223" table:style-name="ce15">
            <text:p>14223</text:p>
          </table:table-cell>
          <table:table-cell office:value-type="string" table:style-name="ce26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Lagerwirtschaft</text:p>
          </table:table-cell>
          <table:table-cell office:value-type="string" table:style-name="ce1">
            <text:p>FA Lagerwirtschaft</text:p>
          </table:table-cell>
          <table:table-cell office:value-type="float" office:value="58214" table:style-name="ce15">
            <text:p>58214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Lebensmitteltechnik</text:p>
          </table:table-cell>
          <table:table-cell office:value-type="string" table:style-name="ce9">
            <text:p>FA Lebensmitteltechnik</text:p>
          </table:table-cell>
          <table:table-cell office:value-type="float" office:value="46204" table:style-name="ce15">
            <text:p>46204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Lederherstellung<text:s/></text:p>
          </table:table-cell>
          <table:table-cell office:value-type="string" table:style-name="ce9">
            <text:p>FA Lederherstellung</text:p>
          </table:table-cell>
          <table:table-cell office:value-type="float" office:value="42205" table:style-name="ce15">
            <text:p>42205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Lederkleidung</text:p>
          </table:table-cell>
          <table:table-cell office:value-type="string" table:style-name="ce1">
            <text:p>FA Lederkleidung</text:p>
          </table:table-cell>
          <table:table-cell office:value-type="float" office:value="42201" table:style-name="ce15">
            <text:p>42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Lederwaren</text:p>
          </table:table-cell>
          <table:table-cell office:value-type="string" table:style-name="ce1">
            <text:p>FA Lederwaren</text:p>
          </table:table-cell>
          <table:table-cell office:value-type="float" office:value="42206" table:style-name="ce15">
            <text:p>42206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machinelle Blechumformung<text:s/></text:p>
          </table:table-cell>
          <table:table-cell office:value-type="string" table:style-name="ce1">
            <text:p>FA masch Blechumform</text:p>
          </table:table-cell>
          <table:table-cell office:value-type="float" office:value="26204" table:style-name="ce15">
            <text:p>26204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medizinische Sektionstechnik</text:p>
          </table:table-cell>
          <table:table-cell office:value-type="string" table:style-name="ce1">
            <text:p>FA med Sektionsteün</text:p>
          </table:table-cell>
          <table:table-cell office:value-type="float" office:value="14225" table:style-name="ce15">
            <text:p>14225</text:p>
          </table:table-cell>
          <table:table-cell office:value-type="string" table:style-name="ce15">
            <text:p>IV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Melioration</text:p>
          </table:table-cell>
          <table:table-cell office:value-type="string" table:style-name="ce1">
            <text:p>FA Melioration</text:p>
          </table:table-cell>
          <table:table-cell office:value-type="float" office:value="50219" table:style-name="ce15">
            <text:p>50219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Milchwirtschaft</text:p>
          </table:table-cell>
          <table:table-cell office:value-type="string" table:style-name="ce1">
            <text:p>FA Milchwirtschaft</text:p>
          </table:table-cell>
          <table:table-cell office:value-type="float" office:value="46222" table:style-name="ce15">
            <text:p>4622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Nachrichtentcchnik</text:p>
          </table:table-cell>
          <table:table-cell office:value-type="string" table:style-name="ce1">
            <text:p>FA Nadirichtentegm</text:p>
          </table:table-cell>
          <table:table-cell office:value-type="float" office:value="60201" table:style-name="ce15">
            <text:p>60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Näherzeugnisse</text:p>
          </table:table-cell>
          <table:table-cell office:value-type="string" table:style-name="ce1">
            <text:p>FA Naeherzeugnisse</text:p>
          </table:table-cell>
          <table:table-cell office:value-type="float" office:value="40216" table:style-name="ce15">
            <text:p>40216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Obst- und Gemüseverarbeitung</text:p>
          </table:table-cell>
          <table:table-cell office:value-type="string" table:style-name="ce1">
            <text:p>FA Obst Gemueseverarb</text:p>
          </table:table-cell>
          <table:table-cell office:value-type="float" office:value="46220" table:style-name="ce15">
            <text:p>46220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Papiererzeugung</text:p>
          </table:table-cell>
          <table:table-cell office:value-type="string" table:style-name="ce9">
            <text:p>FA Papiererzeugung</text:p>
          </table:table-cell>
          <table:table-cell office:value-type="float" office:value="36203" table:style-name="ce15">
            <text:p>36203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Papierverarbeitung</text:p>
          </table:table-cell>
          <table:table-cell office:value-type="string" table:style-name="ce1">
            <text:p>FA Papierverarb</text:p>
          </table:table-cell>
          <table:table-cell office:value-type="float" office:value="36202" table:style-name="ce15">
            <text:p>36202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Pferdezucht</text:p>
          </table:table-cell>
          <table:table-cell office:value-type="string" table:style-name="ce1">
            <text:p>FA Pferdezucht</text:p>
          </table:table-cell>
          <table:table-cell office:value-type="float" office:value="50218" table:style-name="ce15">
            <text:p>50218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Pflanzenproduktion</text:p>
          </table:table-cell>
          <table:table-cell office:value-type="string" table:style-name="ce1">
            <text:p>EA Pflanzenprodukt</text:p>
          </table:table-cell>
          <table:table-cell office:value-type="float" office:value="50201" table:style-name="ce15">
            <text:p>50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— Postverkehr</text:p>
          </table:table-cell>
          <table:table-cell office:value-type="string" table:style-name="ce1">
            <text:p>FA Postverkehr</text:p>
          </table:table-cell>
          <table:table-cell office:value-type="float" office:value="60206" table:style-name="ce15">
            <text:p>60206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— Qualitiitskontrolle</text:p>
          </table:table-cell>
          <table:table-cell office:value-type="string" table:style-name="ce1">
            <text:p>FA QWitaetskontr</text:p>
          </table:table-cell>
          <table:table-cell office:value-type="float" office:value="26221" table:style-name="ce15">
            <text:p>26221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— Rangier-technik</text:p>
          </table:table-cell>
          <table:table-cell office:value-type="string" table:style-name="ce1">
            <text:p>FA Rangiertechnik</text:p>
          </table:table-cell>
          <table:table-cell office:value-type="float" office:value="58215" table:style-name="ce15">
            <text:p>58215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— Reproduktionstechnik</text:p>
          </table:table-cell>
          <table:table-cell office:value-type="string" table:style-name="ce1">
            <text:p>FA Reprod Techn</text:p>
          </table:table-cell>
          <table:table-cell office:value-type="float" office:value="38202" table:style-name="ce15">
            <text:p>38202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— Rohrleitungseiernente</text:p>
          </table:table-cell>
          <table:table-cell office:value-type="string" table:style-name="ce1">
            <text:p>FA Rohrlcitungselem</text:p>
          </table:table-cell>
          <table:table-cell office:value-type="float" office:value="24204" table:style-name="ce15">
            <text:p>24204</text:p>
          </table:table-cell>
          <table:table-cell office:value-type="string" table:style-name="ce15">
            <text:p>I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— Satztechnik</text:p>
          </table:table-cell>
          <table:table-cell office:value-type="string" table:style-name="ce1">
            <text:p>FA Satztechnik</text:p>
          </table:table-cell>
          <table:table-cell office:value-type="float" office:value="38205" table:style-name="ce15">
            <text:p>38205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— Schafproduktion</text:p>
          </table:table-cell>
          <table:table-cell office:value-type="string" table:style-name="ce1">
            <text:p>FA Schafproduktion</text:p>
          </table:table-cell>
          <table:table-cell office:value-type="float" office:value="50225" table:style-name="ce15">
            <text:p>50225</text:p>
          </table:table-cell>
          <table:table-cell office:value-type="string" table:style-name="ce15">
            <text:p>I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— Schleifwerkzeuge</text:p>
          </table:table-cell>
          <table:table-cell office:value-type="string" table:style-name="ce9">
            <text:p><text:s/>FA Schleifwerkzeuge</text:p>
          </table:table-cell>
          <table:table-cell office:value-type="float" office:value="26211" table:style-name="ce15">
            <text:p>26211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— Schreibtechnik</text:p>
          </table:table-cell>
          <table:table-cell office:value-type="string" table:style-name="ce9">
            <text:p>FA Schreibtechnik</text:p>
          </table:table-cell>
          <table:table-cell office:value-type="float" office:value="62251" table:style-name="ce15">
            <text:p>62251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— Schuhreparaturen</text:p>
          </table:table-cell>
          <table:table-cell office:value-type="string" table:style-name="ce9">
            <text:p>FA Schuhreperaturen</text:p>
          </table:table-cell>
          <table:table-cell office:value-type="float" office:value="48215" table:style-name="ce15">
            <text:p>48215</text:p>
          </table:table-cell>
          <table:table-cell office:value-type="string" table:style-name="ce15">
            <text:p>III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4" table:number-rows-spanned="1" table:style-name="ce22">
            <text:p>Seite 2 Ende</text:p>
          </table:table-cell>
          <table:covered-table-cell table:number-columns-repeated="3"/>
          <table:table-cell table:number-columns-repeated="1014" table:style-name="ce4"/>
          <table:table-cell table:number-columns-repeated="15366"/>
        </table:table-row>
        <table:table-row table:style-name="ro2">
          <table:table-cell office:value-type="string" table:style-name="ce1">
            <text:p>— Schutzanstriche</text:p>
          </table:table-cell>
          <table:table-cell office:value-type="string" table:style-name="ce1">
            <text:p>FA Schutzanstriche</text:p>
          </table:table-cell>
          <table:table-cell office:value-type="float" office:value="26223" table:style-name="ce15">
            <text:p>26223</text:p>
          </table:table-cell>
          <table:table-cell office:value-type="string" table:style-name="ce15">
            <text:p>I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— Schweißtechnik</text:p>
          </table:table-cell>
          <table:table-cell office:value-type="string" table:style-name="ce1">
            <text:p>FA Schweißtechnik</text:p>
          </table:table-cell>
          <table:table-cell office:value-type="float" office:value="26203" table:style-name="ce15">
            <text:p>26203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— Sintererzeugnisse</text:p>
          </table:table-cell>
          <table:table-cell office:value-type="string" table:style-name="ce1">
            <text:p>FA Sintererzeugn</text:p>
          </table:table-cell>
          <table:table-cell office:value-type="float" office:value="44209" table:style-name="ce15">
            <text:p>44209</text:p>
          </table:table-cell>
          <table:table-cell office:value-type="string" table:style-name="ce15">
            <text:p>I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— Städtischen Nahverkehr</text:p>
          </table:table-cell>
          <table:table-cell office:value-type="string" table:style-name="ce1">
            <text:p>FA Staedt Nahverkehr</text:p>
          </table:table-cell>
          <table:table-cell office:value-type="float" office:value="58208" table:style-name="ce15">
            <text:p>58208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— Textiltechnik</text:p>
          </table:table-cell>
          <table:table-cell office:value-type="string" table:style-name="ce1">
            <text:p>FA Textiltechnik</text:p>
          </table:table-cell>
          <table:table-cell office:value-type="float" office:value="40201" table:style-name="ce15">
            <text:p>40201</text:p>
          </table:table-cell>
          <table:table-cell office:value-type="string" table:style-name="ce26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9">
            <text:p>— tierische Eiweißfuttermittel</text:p>
          </table:table-cell>
          <table:table-cell office:value-type="string" table:style-name="ce9">
            <text:p>FA tier Eiweissfutt</text:p>
          </table:table-cell>
          <table:table-cell office:value-type="float" office:value="50224" table:style-name="ce15">
            <text:p>50224</text:p>
          </table:table-cell>
          <table:table-cell office:value-type="string" table:style-name="ce15">
            <text:p>IV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Tierproduktion</text:p>
          </table:table-cell>
          <table:table-cell office:value-type="string" table:style-name="ce1">
            <text:p>FA Tierproduktion</text:p>
          </table:table-cell>
          <table:table-cell office:value-type="float" office:value="50211" table:style-name="ce15">
            <text:p>5021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Umformtechnik</text:p>
          </table:table-cell>
          <table:table-cell office:value-type="string" table:style-name="ce1">
            <text:p>FA Umformtechnik</text:p>
          </table:table-cell>
          <table:table-cell office:value-type="float" office:value="26205" table:style-name="ce15">
            <text:p>26205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Umschlag und Lager</text:p>
          </table:table-cell>
          <table:table-cell office:value-type="string" table:style-name="ce1">
            <text:p>FA Umschlag Lager</text:p>
          </table:table-cell>
          <table:table-cell office:value-type="float" office:value="58202" table:style-name="ce15">
            <text:p>5820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Viehwirtschaft</text:p>
          </table:table-cell>
          <table:table-cell office:value-type="string" table:style-name="ce1">
            <text:p>FA Viehwirtsdiaft</text:p>
          </table:table-cell>
          <table:table-cell office:value-type="float" office:value="50212" table:style-name="ce15">
            <text:p>50212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Warenumsddag</text:p>
          </table:table-cell>
          <table:table-cell office:value-type="string" table:style-name="ce1">
            <text:p>FA Warenumschlag</text:p>
          </table:table-cell>
          <table:table-cell office:value-type="float" office:value="58203" table:style-name="ce15">
            <text:p>58203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Wasserbau</text:p>
          </table:table-cell>
          <table:table-cell office:value-type="string" table:style-name="ce1">
            <text:p>FA Wassefbau</text:p>
          </table:table-cell>
          <table:table-cell office:value-type="float" office:value="56226" table:style-name="ce15">
            <text:p>56226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Werkzeugmaschinen</text:p>
          </table:table-cell>
          <table:table-cell office:value-type="string" table:style-name="ce1">
            <text:p>FA Werkzeugmaschinen</text:p>
          </table:table-cell>
          <table:table-cell office:value-type="float" office:value="26209" table:style-name="ce15">
            <text:p>26209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— Zellstofferzeugung<text:s/></text:p>
          </table:table-cell>
          <table:table-cell office:value-type="string" table:style-name="ce1">
            <text:p>FA Zellstofterzeug</text:p>
          </table:table-cell>
          <table:table-cell office:value-type="float" office:value="36201" table:style-name="ce15">
            <text:p>36201</text:p>
          </table:table-cell>
          <table:table-cell office:value-type="string" table:style-name="ce15">
            <text:p>IV</text:p>
          </table:table-cell>
          <table:table-cell table:number-columns-repeated="16380"/>
        </table:table-row>
        <table:table-row table:style-name="ro3">
          <table:table-cell office:value-type="string" table:number-columns-spanned="1" table:number-rows-spanned="2" table:style-name="ce23">
            <text:p>— zoologische Präparation*</text:p>
          </table:table-cell>
          <table:table-cell office:value-type="string" table:number-columns-spanned="1" table:number-rows-spanned="2" table:style-name="ce23">
            <text:p>FA zool Praeparat</text:p>
          </table:table-cell>
          <table:table-cell office:value-type="float" office:value="8201" table:number-columns-spanned="1" table:number-rows-spanned="2" table:style-name="ce30">
            <text:p>8201</text:p>
          </table:table-cell>
          <table:table-cell office:value-type="string" table:number-columns-spanned="1" table:number-rows-spanned="2" table:style-name="ce30">
            <text:p>II</text:p>
          </table:table-cell>
          <table:table-cell table:number-columns-repeated="16380"/>
        </table:table-row>
        <table:table-row table:style-name="ro5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2">
          <table:table-cell office:value-type="string" table:style-name="ce1">
            <text:p>Fachverkäufer</text:p>
          </table:table-cell>
          <table:table-cell office:value-type="string" table:style-name="ce1">
            <text:p>Faüverkaeufer</text:p>
          </table:table-cell>
          <table:table-cell office:value-type="float" office:value="48201" table:style-name="ce15">
            <text:p>48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9./ Fahrzeugwart</text:p>
          </table:table-cell>
          <table:table-cell office:value-type="string" table:style-name="ce1">
            <text:p>Fahrzeugwert</text:p>
          </table:table-cell>
          <table:table-cell office:value-type="float" office:value="58213" table:style-name="ce15">
            <text:p>5821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<text:s/>Teilenhauer€</text:p>
          </table:table-cell>
          <table:table-cell office:value-type="string" table:style-name="ce1">
            <text:p>Feilenhauer</text:p>
          </table:table-cell>
          <table:table-cell office:value-type="float" office:value="26229" table:style-name="ce15">
            <text:p>26229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einblechner</text:p>
          </table:table-cell>
          <table:table-cell office:value-type="string" table:style-name="ce1">
            <text:p>Feinblechner</text:p>
          </table:table-cell>
          <table:table-cell office:value-type="float" office:value="24213" table:style-name="ce15">
            <text:p>2421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einmechaniker</text:p>
          </table:table-cell>
          <table:table-cell office:value-type="string" table:style-name="ce1">
            <text:p>Feinmeüaniker</text:p>
          </table:table-cell>
          <table:table-cell office:value-type="float" office:value="28202" table:style-name="ce15">
            <text:p>2820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einoptiker</text:p>
          </table:table-cell>
          <table:table-cell office:value-type="string" table:style-name="ce1">
            <text:p>Feinoptiker</text:p>
          </table:table-cell>
          <table:table-cell office:value-type="float" office:value="28201" table:style-name="ce15">
            <text:p>28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<text:s/>nmeld ba</text:p>
          </table:table-cell>
          <table:table-cell office:value-type="string" table:style-name="ce1">
            <text:p>Fernmeldebaumont</text:p>
          </table:table-cell>
          <table:table-cell office:value-type="float" office:value="60202" table:style-name="ce15">
            <text:p>6020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onteur Feuerungs- und Industrieofenbauer</text:p>
          </table:table-cell>
          <table:table-cell office:value-type="string" table:style-name="ce1">
            <text:p>Industrieofenbauer</text:p>
          </table:table-cell>
          <table:table-cell office:value-type="float" office:value="56213" table:style-name="ce15">
            <text:p>5621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ilmkopierfach arbeiter</text:p>
          </table:table-cell>
          <table:table-cell office:value-type="string" table:style-name="ce1">
            <text:p>Filmkuierfaåarb</text:p>
          </table:table-cell>
          <table:table-cell office:value-type="float" office:value="66202" table:style-name="ce15">
            <text:p>6620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<text:s/>Finanzkaufmann</text:p>
          </table:table-cell>
          <table:table-cell office:value-type="string" table:style-name="ce1">
            <text:p>Finanzkaufmann</text:p>
          </table:table-cell>
          <table:table-cell office:value-type="float" office:value="62209" table:style-name="ce15">
            <text:p>62209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ise verarbeitet</text:p>
          </table:table-cell>
          <table:table-cell office:value-type="string" table:style-name="ce1">
            <text:p>Fistverarbeiter</text:p>
          </table:table-cell>
          <table:table-cell office:value-type="float" office:value="46201" table:style-name="ce15">
            <text:p>46201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leischer</text:p>
          </table:table-cell>
          <table:table-cell office:value-type="string" table:style-name="ce1">
            <text:p>Fleischer</text:p>
          </table:table-cell>
          <table:table-cell office:value-type="float" office:value="46217" table:style-name="ce15">
            <text:p>46217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liesenleger</text:p>
          </table:table-cell>
          <table:table-cell office:value-type="string" table:style-name="ce1">
            <text:p>Fliesenleger</text:p>
          </table:table-cell>
          <table:table-cell office:value-type="float" office:value="56219" table:style-name="ce15">
            <text:p>56219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lugzeug-</text:p>
          </table:table-cell>
          <table:table-cell office:value-type="string" table:style-name="ce1">
            <text:p>Flugzeugmeåaniker</text:p>
          </table:table-cell>
          <table:table-cell office:value-type="float" office:value="24216" table:style-name="ce15">
            <text:p>24216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echaniker Fördergurtinstandhal ter</text:p>
          </table:table-cell>
          <table:table-cell office:value-type="string" table:style-name="ce1">
            <text:p>Foerdergurtinstandh</text:p>
          </table:table-cell>
          <table:table-cell office:value-type="float" office:value="20204" table:style-name="ce15">
            <text:p>20204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Pormenbauere</text:p>
          </table:table-cell>
          <table:table-cell office:value-type="string" table:style-name="ce1">
            <text:p>Formenbauer</text:p>
          </table:table-cell>
          <table:table-cell office:value-type="float" office:value="26228" table:style-name="ce15">
            <text:p>26228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ormstecher•</text:p>
          </table:table-cell>
          <table:table-cell office:value-type="string" table:style-name="ce1">
            <text:p>Formsteier</text:p>
          </table:table-cell>
          <table:table-cell office:value-type="float" office:value="28211" table:style-name="ce15">
            <text:p>28211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orstfachar5eter</text:p>
          </table:table-cell>
          <table:table-cell office:value-type="string" table:style-name="ce1">
            <text:p>Forstfaüarbei ter</text:p>
          </table:table-cell>
          <table:table-cell office:value-type="float" office:value="50209" table:style-name="ce15">
            <text:p>50209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otograf</text:p>
          </table:table-cell>
          <table:table-cell office:value-type="string" table:style-name="ce1">
            <text:p>Fotograf</text:p>
          </table:table-cell>
          <table:table-cell office:value-type="float" office:value="66201" table:style-name="ce15">
            <text:p>66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otolaborant</text:p>
          </table:table-cell>
          <table:table-cell office:value-type="string" table:style-name="ce1">
            <text:p>Fotolaborant</text:p>
          </table:table-cell>
          <table:table-cell office:value-type="string" table:style-name="ce14">
            <text:p>06219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räser</text:p>
          </table:table-cell>
          <table:table-cell office:value-type="string" table:style-name="ce1">
            <text:p>Fraeser</text:p>
          </table:table-cell>
          <table:table-cell office:value-type="string" table:style-name="ce14">
            <text:p>26213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riseur</text:p>
          </table:table-cell>
          <table:table-cell office:value-type="string" table:style-name="ce1">
            <text:p>Friseur</text:p>
          </table:table-cell>
          <table:table-cell office:value-type="float" office:value="48210" table:style-name="ce15">
            <text:p>48210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unkmechaniker</text:p>
          </table:table-cell>
          <table:table-cell office:value-type="string" table:style-name="ce1">
            <text:p>Funkmeåanlker</text:p>
          </table:table-cell>
          <table:table-cell office:value-type="float" office:value="30207" table:style-name="ce15">
            <text:p>30207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ußbodenleger</text:p>
          </table:table-cell>
          <table:table-cell office:value-type="string" table:style-name="ce1">
            <text:p>Fussbodenleget</text:p>
          </table:table-cell>
          <table:table-cell office:value-type="float" office:value="56220" table:style-name="ce15">
            <text:p>56220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alvaniseur</text:p>
          </table:table-cell>
          <table:table-cell office:value-type="string" table:style-name="ce1">
            <text:p>Galvaniseur</text:p>
          </table:table-cell>
          <table:table-cell office:value-type="float" office:value="26219" table:style-name="ce15">
            <text:p>26219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artenbau-</text:p>
          </table:table-cell>
          <table:table-cell office:value-type="string" table:style-name="ce1">
            <text:p>Gartenbaufadlarb</text:p>
          </table:table-cell>
          <table:table-cell office:value-type="float" office:value="50204" table:style-name="ce15">
            <text:p>50204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faüarbeiter Gärtner</text:p>
          </table:table-cell>
          <table:table-cell office:value-type="string" table:style-name="ce1">
            <text:p>Gaertner</text:p>
          </table:table-cell>
          <table:table-cell office:value-type="float" office:value="50203" table:style-name="ce15">
            <text:p>5020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as- und Wärme-netzmon teur</text:p>
          </table:table-cell>
          <table:table-cell office:value-type="string" table:style-name="ce1">
            <text:p>Gs Waermenetzmont</text:p>
          </table:table-cell>
          <table:table-cell office:value-type="float" office:value="24228" table:style-name="ce15">
            <text:p>24228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aststätten— facharbeiter</text:p>
          </table:table-cell>
          <table:table-cell office:value-type="string" table:style-name="ce1">
            <text:p>Gaststaettenfaüarb</text:p>
          </table:table-cell>
          <table:table-cell office:value-type="float" office:value="48217" table:style-name="ce15">
            <text:p>48217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ebäudereiniger</text:p>
          </table:table-cell>
          <table:table-cell office:value-type="string" table:style-name="ce1">
            <text:p>Gebaeudereiniger</text:p>
          </table:table-cell>
          <table:table-cell office:value-type="float" office:value="48207" table:style-name="ce15">
            <text:p>48207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ebrauchswerber</text:p>
          </table:table-cell>
          <table:table-cell office:value-type="string" table:style-name="ce1">
            <text:p>Gebrauåswerber</text:p>
          </table:table-cell>
          <table:table-cell office:value-type="float" office:value="66204" table:style-name="ce15">
            <text:p>66204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elbgießer*</text:p>
          </table:table-cell>
          <table:table-cell office:value-type="string" table:style-name="ce1">
            <text:p>Gelbgiesser</text:p>
          </table:table-cell>
          <table:table-cell office:value-type="float" office:value="22218" table:style-name="ce15">
            <text:p>22218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erüst- und Schalungsbauer</text:p>
          </table:table-cell>
          <table:table-cell office:value-type="string" table:style-name="ce1">
            <text:p>Geruest Schalungsbau</text:p>
          </table:table-cell>
          <table:table-cell office:value-type="float" office:value="56233" table:style-name="ce15">
            <text:p>56233</text:p>
          </table:table-cell>
          <table:table-cell office:value-type="string" table:style-name="ce15">
            <text:p>IV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eologiefacharbeiter</text:p>
          </table:table-cell>
          <table:table-cell office:value-type="string" table:style-name="ce1">
            <text:p>Geologiefacharb</text:p>
          </table:table-cell>
          <table:table-cell office:value-type="float" office:value="10201" table:style-name="ce15">
            <text:p>10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etreidefacharbeiter</text:p>
          </table:table-cell>
          <table:table-cell office:value-type="string" table:style-name="ce1">
            <text:p>Getreidefacharb</text:p>
          </table:table-cell>
          <table:table-cell office:value-type="float" office:value="50229" table:style-name="ce15">
            <text:p>50229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ewehrschäfter</text:p>
          </table:table-cell>
          <table:table-cell office:value-type="string" table:style-name="ce1">
            <text:p>Gewehrschaefter</text:p>
          </table:table-cell>
          <table:table-cell office:value-type="float" office:value="34211" table:style-name="ce15">
            <text:p>34211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lasbläser</text:p>
          </table:table-cell>
          <table:table-cell office:value-type="string" table:style-name="ce1">
            <text:p>Glasblaeser</text:p>
          </table:table-cell>
          <table:table-cell office:value-type="float" office:value="44201" table:style-name="ce15">
            <text:p>4420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laser</text:p>
          </table:table-cell>
          <table:table-cell office:value-type="string" table:style-name="ce1">
            <text:p>Glaser</text:p>
          </table:table-cell>
          <table:table-cell office:value-type="float" office:value="56221" table:style-name="ce15">
            <text:p>56221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lasfacharbeiter</text:p>
          </table:table-cell>
          <table:table-cell office:value-type="string" table:style-name="ce1">
            <text:p>Glasfacharbeiter</text:p>
          </table:table-cell>
          <table:table-cell office:value-type="float" office:value="44215" table:style-name="ce15">
            <text:p>44215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lasgraveur*</text:p>
          </table:table-cell>
          <table:table-cell office:value-type="string" table:style-name="ce1">
            <text:p>Glasgraveur</text:p>
          </table:table-cell>
          <table:table-cell office:value-type="float" office:value="44213" table:style-name="ce15">
            <text:p>44213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lasmacher</text:p>
          </table:table-cell>
          <table:table-cell office:value-type="string" table:style-name="ce1">
            <text:p>Glasmacher</text:p>
          </table:table-cell>
          <table:table-cell office:value-type="float" office:value="44202" table:style-name="ce15">
            <text:p>4420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lasmaler</text:p>
          </table:table-cell>
          <table:table-cell office:value-type="string" table:style-name="ce1">
            <text:p>Glasmaler</text:p>
          </table:table-cell>
          <table:table-cell office:value-type="float" office:value="44206" table:style-name="ce15">
            <text:p>44206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Glasschmuckmacher</text:p>
          </table:table-cell>
          <table:table-cell office:value-type="string" table:style-name="ce9">
            <text:p>Glasschmuckmacher</text:p>
          </table:table-cell>
          <table:table-cell office:value-type="float" office:value="44203" table:style-name="ce15">
            <text:p>4420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Glasveredler</text:p>
          </table:table-cell>
          <table:table-cell office:value-type="string" table:style-name="ce9">
            <text:p>Glasveredler</text:p>
          </table:table-cell>
          <table:table-cell office:value-type="float" office:value="44204" table:style-name="ce15">
            <text:p>44204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Gleisbaufacharbeiter</text:p>
          </table:table-cell>
          <table:table-cell office:value-type="string" table:style-name="ce9">
            <text:p>Gleisbaufacharbeiter</text:p>
          </table:table-cell>
          <table:table-cell office:value-type="float" office:value="56228" table:style-name="ce15">
            <text:p>56228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lockengießer•</text:p>
          </table:table-cell>
          <table:table-cell office:value-type="string" table:style-name="ce1">
            <text:p>Glockengiesser</text:p>
          </table:table-cell>
          <table:table-cell office:value-type="float" office:value="22215" table:style-name="ce15">
            <text:p>22215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oldschläger*</text:p>
          </table:table-cell>
          <table:table-cell office:value-type="string" table:style-name="ce1">
            <text:p>Goldschläger</text:p>
          </table:table-cell>
          <table:table-cell office:value-type="float" office:value="66272" table:style-name="ce15">
            <text:p>66272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raveur</text:p>
          </table:table-cell>
          <table:table-cell office:value-type="string" table:style-name="ce1">
            <text:p>Graveur</text:p>
          </table:table-cell>
          <table:table-cell office:value-type="float" office:value="28209" table:style-name="ce15">
            <text:p>28209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robkeramwerker</text:p>
          </table:table-cell>
          <table:table-cell office:value-type="string" table:style-name="ce1">
            <text:p>Grobkeragnwerker</text:p>
          </table:table-cell>
          <table:table-cell office:value-type="float" office:value="54204" table:style-name="ce15">
            <text:p>54204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ürtler*</text:p>
          </table:table-cell>
          <table:table-cell office:value-type="string" table:style-name="ce1">
            <text:p>Guertler</text:p>
          </table:table-cell>
          <table:table-cell office:value-type="float" office:value="26231" table:style-name="ce15">
            <text:p>26231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afenfachabeiter</text:p>
          </table:table-cell>
          <table:table-cell office:value-type="string" table:style-name="ce1">
            <text:p>Hafenfachabeiter</text:p>
          </table:table-cell>
          <table:table-cell office:value-type="float" office:value="58206" table:style-name="ce15">
            <text:p>58206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andklöppler•</text:p>
          </table:table-cell>
          <table:table-cell office:value-type="string" table:style-name="ce1">
            <text:p>Handkloeppler</text:p>
          </table:table-cell>
          <table:table-cell office:value-type="float" office:value="40220" table:style-name="ce15">
            <text:p>40220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ärter</text:p>
          </table:table-cell>
          <table:table-cell office:value-type="string" table:style-name="ce1">
            <text:p>Haerter</text:p>
          </table:table-cell>
          <table:table-cell office:value-type="float" office:value="22208" table:style-name="ce15">
            <text:p>22208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Haushaltgroßgerätemonteur</text:p>
          </table:table-cell>
          <table:table-cell office:value-type="string" table:style-name="ce9">
            <text:p>Haushalt Geraetemont</text:p>
          </table:table-cell>
          <table:table-cell office:value-type="float" office:value="24208" table:style-name="ce15">
            <text:p>24208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eizungsinstallateur</text:p>
          </table:table-cell>
          <table:table-cell office:value-type="string" table:style-name="ce1">
            <text:p>Heizungsinstallateur</text:p>
          </table:table-cell>
          <table:table-cell office:value-type="float" office:value="24232" table:style-name="ce15">
            <text:p>2423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errenmaß-</text:p>
          </table:table-cell>
          <table:table-cell office:value-type="string" table:style-name="ce1">
            <text:p>Herrenmasssåneider</text:p>
          </table:table-cell>
          <table:table-cell office:value-type="float" office:value="48212" table:style-name="ce15">
            <text:p>4821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üneider Hobler</text:p>
          </table:table-cell>
          <table:table-cell office:value-type="string" table:style-name="ce1">
            <text:p>Hobler</text:p>
          </table:table-cell>
          <table:table-cell office:value-type="float" office:value="26210" table:style-name="ce15">
            <text:p>26210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olzbildhauer</text:p>
          </table:table-cell>
          <table:table-cell office:value-type="string" table:style-name="ce1">
            <text:p>HolzbPdhauer</text:p>
          </table:table-cell>
          <table:table-cell office:value-type="float" office:value="66263" table:style-name="ce15">
            <text:p>66263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olzblasinstrumen-</text:p>
          </table:table-cell>
          <table:table-cell office:value-type="string" table:style-name="ce1">
            <text:p>Holzblasinstrumenten</text:p>
          </table:table-cell>
          <table:table-cell office:value-type="float" office:value="66269" table:style-name="ce15">
            <text:p>66269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tenfaüarbeiter Holzfaåarbeiter</text:p>
          </table:table-cell>
          <table:table-cell office:value-type="string" table:style-name="ce9">
            <text:p>Holzfaåarbei ter</text:p>
          </table:table-cell>
          <table:table-cell office:value-type="float" office:value="34215" table:style-name="ce15">
            <text:p>34215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utformenbauer•</text:p>
          </table:table-cell>
          <table:table-cell office:value-type="string" table:style-name="ce1">
            <text:p>Hutformenbauer</text:p>
          </table:table-cell>
          <table:table-cell office:value-type="float" office:value="34217" table:style-name="ce15">
            <text:p>34217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üttenwerker</text:p>
          </table:table-cell>
          <table:table-cell office:value-type="string" table:style-name="ce1">
            <text:p>Huettenwerker</text:p>
          </table:table-cell>
          <table:table-cell office:value-type="float" office:value="22202" table:style-name="ce15">
            <text:p>22202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Hut- und Mützenmaüer</text:p>
          </table:table-cell>
          <table:table-cell office:value-type="string" table:style-name="ce1">
            <text:p>Hut Muetzenmaåer</text:p>
          </table:table-cell>
          <table:table-cell office:value-type="float" office:value="40212" table:style-name="ce15">
            <text:p>40212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Imker</text:p>
          </table:table-cell>
          <table:table-cell office:value-type="string" table:style-name="ce1">
            <text:p>Imker</text:p>
          </table:table-cell>
          <table:table-cell office:value-type="float" office:value="50217" table:style-name="ce15">
            <text:p>50217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Industriesümied</text:p>
          </table:table-cell>
          <table:table-cell office:value-type="string" table:style-name="ce1">
            <text:p>Industriesümied</text:p>
          </table:table-cell>
          <table:table-cell office:value-type="float" office:value="22206" table:style-name="ce15">
            <text:p>22206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Instandhaltungsmechaniker</text:p>
          </table:table-cell>
          <table:table-cell office:value-type="string" table:style-name="ce1">
            <text:p>Instandhaltungsmeü</text:p>
          </table:table-cell>
          <table:table-cell office:value-type="float" office:value="24214" table:style-name="ce15">
            <text:p>24214</text:p>
          </table:table-cell>
          <table:table-cell office:value-type="string" table:style-name="ce26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instrumenten—</text:p>
          </table:table-cell>
          <table:table-cell office:value-type="string" table:style-name="ce1">
            <text:p>Instumentenschleif</text:p>
          </table:table-cell>
          <table:table-cell office:value-type="float" office:value="26232" table:style-name="ce15">
            <text:p>26232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üleifer• Intarsienschneider•</text:p>
          </table:table-cell>
          <table:table-cell office:value-type="string" table:style-name="ce1">
            <text:p>Intarsiensdrneider</text:p>
          </table:table-cell>
          <table:table-cell office:value-type="float" office:value="66273" table:style-name="ce15">
            <text:p>66273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Isoliermonteur</text:p>
          </table:table-cell>
          <table:table-cell office:value-type="string" table:style-name="ce1">
            <text:p>Isoliermonteur</text:p>
          </table:table-cell>
          <table:table-cell office:value-type="float" office:value="24231" table:style-name="ce15">
            <text:p>24231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Jagdwaffenmechaniker</text:p>
          </table:table-cell>
          <table:table-cell office:value-type="string" table:style-name="ce1">
            <text:p>Jagdwaffenmechaniker</text:p>
          </table:table-cell>
          <table:table-cell office:value-type="float" office:value="28203" table:style-name="ce15">
            <text:p>28203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abelmechaniker</text:p>
          </table:table-cell>
          <table:table-cell office:value-type="string" table:style-name="ce1">
            <text:p>Kabelmechaniker</text:p>
          </table:table-cell>
          <table:table-cell office:value-type="float" office:value="30211" table:style-name="ce15">
            <text:p>30211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älte- und Klima-</text:p>
          </table:table-cell>
          <table:table-cell office:value-type="string" table:style-name="ce1">
            <text:p>Kael Klimaanl Mont</text:p>
          </table:table-cell>
          <table:table-cell office:value-type="float" office:value="24211" table:style-name="ce15">
            <text:p>2421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anlagenmonteur Karosseriebaufaüarbeiter</text:p>
          </table:table-cell>
          <table:table-cell office:value-type="string" table:style-name="ce1">
            <text:p>Karosseriebaufacharb</text:p>
          </table:table-cell>
          <table:table-cell office:value-type="float" office:value="24224" table:style-name="ce15">
            <text:p>2422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artographiefacharbeiter</text:p>
          </table:table-cell>
          <table:table-cell office:value-type="string" table:style-name="ce1">
            <text:p>Kartographiefacharb</text:p>
          </table:table-cell>
          <table:table-cell office:value-type="float" office:value="10203" table:style-name="ce15">
            <text:p>10203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atgut- und Saitenfacharbeiter<text:s/></text:p>
          </table:table-cell>
          <table:table-cell office:value-type="string" table:style-name="ce1">
            <text:p>Katgut Saitenfacharb</text:p>
          </table:table-cell>
          <table:table-cell office:value-type="float" office:value="66260" table:style-name="ce15">
            <text:p>66260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ellner</text:p>
          </table:table-cell>
          <table:table-cell office:value-type="string" table:style-name="ce1">
            <text:p>Kellner</text:p>
          </table:table-cell>
          <table:table-cell office:value-type="float" office:value="48204" table:style-name="ce15">
            <text:p>4820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erammaler und -dekorierer<text:s/></text:p>
          </table:table-cell>
          <table:table-cell office:value-type="string" table:style-name="ce1">
            <text:p>Kerammaler Dekorier</text:p>
          </table:table-cell>
          <table:table-cell office:value-type="float" office:value="44212" table:style-name="ce15">
            <text:p>44212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lavierfacharbeiter</text:p>
          </table:table-cell>
          <table:table-cell office:value-type="string" table:style-name="ce1">
            <text:p>Klavierfaüarbeiter</text:p>
          </table:table-cell>
          <table:table-cell office:value-type="float" office:value="66258" table:style-name="ce15">
            <text:p>66258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leidungsfacharbeiter<text:s/></text:p>
          </table:table-cell>
          <table:table-cell office:value-type="string" table:style-name="ce1">
            <text:p>Kleidungsfacharb</text:p>
          </table:table-cell>
          <table:table-cell office:value-type="float" office:value="40211" table:style-name="ce15">
            <text:p>4021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lempner und Installateur</text:p>
          </table:table-cell>
          <table:table-cell office:value-type="string" table:style-name="ce1">
            <text:p>Klempner Installat</text:p>
          </table:table-cell>
          <table:table-cell office:value-type="float" office:value="24227" table:style-name="ce15">
            <text:p>24227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och</text:p>
          </table:table-cell>
          <table:table-cell office:value-type="string" table:style-name="ce1">
            <text:p>Koch</text:p>
          </table:table-cell>
          <table:table-cell office:value-type="float" office:value="48205" table:style-name="ce15">
            <text:p>48205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okillengießer</text:p>
          </table:table-cell>
          <table:table-cell office:value-type="string" table:style-name="ce1">
            <text:p>Kokillengiesser</text:p>
          </table:table-cell>
          <table:table-cell office:value-type="float" office:value="22214" table:style-name="ce15">
            <text:p>22214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orbmacher</text:p>
          </table:table-cell>
          <table:table-cell office:value-type="string" table:style-name="ce1">
            <text:p>Korbmacher</text:p>
          </table:table-cell>
          <table:table-cell office:value-type="float" office:value="34212" table:style-name="ce15">
            <text:p>34212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orrosionsschutzfacharbeiter</text:p>
          </table:table-cell>
          <table:table-cell office:value-type="string" table:style-name="ce1">
            <text:p>Korrosionssüutzfa</text:p>
          </table:table-cell>
          <table:table-cell office:value-type="float" office:value="26220" table:style-name="ce15">
            <text:p>26220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Kosmetikerin</text:p>
          </table:table-cell>
          <table:table-cell office:value-type="string" table:style-name="ce1">
            <text:p>Kosmetikerin</text:p>
          </table:table-cell>
          <table:table-cell office:value-type="float" office:value="48209" table:style-name="ce15">
            <text:p>48209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4">
          <table:table-cell office:value-type="string" table:number-columns-spanned="4" table:number-rows-spanned="1" table:style-name="ce22">
            <text:p>Seite 3 Ende</text:p>
          </table:table-cell>
          <table:covered-table-cell table:number-columns-repeated="3"/>
          <table:table-cell table:number-columns-repeated="1014" table:style-name="ce4"/>
          <table:table-cell table:number-columns-repeated="15366"/>
        </table:table-row>
        <table:table-row table:style-name="ro3">
          <table:table-cell office:value-type="string" table:style-name="ce9">
            <text:p>—Kraftfahrzeug-Elektromcchaniker</text:p>
          </table:table-cell>
          <table:table-cell office:value-type="string" table:style-name="ce9">
            <text:p>Kfz E Mechaniker</text:p>
          </table:table-cell>
          <table:table-cell office:value-type="float" office:value="30210" table:style-name="ce15">
            <text:p>30210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Kraftfahrzeugschlosser</text:p>
          </table:table-cell>
          <table:table-cell office:value-type="string" table:style-name="ce1">
            <text:p>Kraftfahrzeugschloss</text:p>
          </table:table-cell>
          <table:table-cell office:value-type="float" office:value="24223" table:style-name="ce15">
            <text:p>24223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Kundendienstfacharbeiter</text:p>
          </table:table-cell>
          <table:table-cell office:value-type="string" table:style-name="ce1">
            <text:p>Kundendienstfacharb</text:p>
          </table:table-cell>
          <table:table-cell office:value-type="float" office:value="48218" table:style-name="ce15">
            <text:p>48218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/>Kunstblumenfacharbeiter</text:p>
          </table:table-cell>
          <table:table-cell office:value-type="string" table:style-name="ce1">
            <text:p>Kunstblumenfacharb</text:p>
          </table:table-cell>
          <table:table-cell office:value-type="float" office:value="66264" table:style-name="ce15">
            <text:p>66264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Kunstforrner (Gips)*</text:p>
          </table:table-cell>
          <table:table-cell office:value-type="string" table:style-name="ce1">
            <text:p>Kunstformer Gips</text:p>
          </table:table-cell>
          <table:table-cell office:value-type="float" office:value="66265" table:style-name="ce15">
            <text:p>66265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Kunstlederfacharbeiter</text:p>
          </table:table-cell>
          <table:table-cell office:value-type="string" table:style-name="ce1">
            <text:p>Kunstlederfacharb</text:p>
          </table:table-cell>
          <table:table-cell office:value-type="float" office:value="42209" table:style-name="ce15">
            <text:p>42209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Kunstschlosser*</text:p>
          </table:table-cell>
          <table:table-cell office:value-type="string" table:style-name="ce1">
            <text:p>Kunstschlosser</text:p>
          </table:table-cell>
          <table:table-cell office:value-type="float" office:value="26230" table:style-name="ce15">
            <text:p>26230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Kunstschmied*</text:p>
          </table:table-cell>
          <table:table-cell office:value-type="string" table:style-name="ce1">
            <text:p>Kunstschmied</text:p>
          </table:table-cell>
          <table:table-cell office:value-type="float" office:value="22219" table:style-name="ce15">
            <text:p>22219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Kupferschmied*</text:p>
          </table:table-cell>
          <table:table-cell office:value-type="string" table:style-name="ce1">
            <text:p>Kupferschmied</text:p>
          </table:table-cell>
          <table:table-cell office:value-type="float" office:value="24233" table:style-name="ce15">
            <text:p>24233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Kürschner</text:p>
          </table:table-cell>
          <table:table-cell office:value-type="string" table:style-name="ce1">
            <text:p>Kuerschner</text:p>
          </table:table-cell>
          <table:table-cell office:value-type="float" office:value="42202" table:style-name="ce15">
            <text:p>42202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Laborant</text:p>
          </table:table-cell>
          <table:table-cell office:value-type="string" table:style-name="ce1">
            <text:p>Laborant</text:p>
          </table:table-cell>
          <table:table-cell office:value-type="string" table:style-name="ce14">
            <text:p>06213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Lackierer</text:p>
          </table:table-cell>
          <table:table-cell office:value-type="string" table:style-name="ce1">
            <text:p>Lackierer</text:p>
          </table:table-cell>
          <table:table-cell office:value-type="float" office:value="26218" table:style-name="ce15">
            <text:p>26218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Landmaschinen- und Traktorenschlosser</text:p>
          </table:table-cell>
          <table:table-cell office:value-type="string" table:style-name="ce1">
            <text:p>Landma Traktorenschl</text:p>
          </table:table-cell>
          <table:table-cell office:value-type="float" office:value="24225" table:style-name="ce15">
            <text:p>24225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Landschaftsgärtner</text:p>
          </table:table-cell>
          <table:table-cell office:value-type="string" table:style-name="ce1">
            <text:p>Landschaftsgaertner</text:p>
          </table:table-cell>
          <table:table-cell office:value-type="float" office:value="50210" table:style-name="ce15">
            <text:p>50210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Laufschlosser•</text:p>
          </table:table-cell>
          <table:table-cell office:value-type="string" table:style-name="ce1">
            <text:p>Laufschlosser</text:p>
          </table:table-cell>
          <table:table-cell office:value-type="float" office:value="28204" table:style-name="ce15">
            <text:p>28204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Lebensmittel— chemielaborant</text:p>
          </table:table-cell>
          <table:table-cell office:value-type="string" table:style-name="ce1">
            <text:p>Lebensm Laborant</text:p>
          </table:table-cell>
          <table:table-cell office:value-type="string" table:style-name="ce14">
            <text:p>06218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ler</text:p>
          </table:table-cell>
          <table:table-cell office:value-type="string" table:style-name="ce1">
            <text:p>Maler</text:p>
          </table:table-cell>
          <table:table-cell office:value-type="float" office:value="56222" table:style-name="ce15">
            <text:p>56222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schinen- und Anlagenmonteur</text:p>
          </table:table-cell>
          <table:table-cell office:value-type="string" table:style-name="ce1">
            <text:p>Masch Anlagenmon</text:p>
          </table:table-cell>
          <table:table-cell office:value-type="float" office:value="24201" table:style-name="ce15">
            <text:p>2420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schinenbauer</text:p>
          </table:table-cell>
          <table:table-cell office:value-type="string" table:style-name="ce1">
            <text:p>Maschinenbauer</text:p>
          </table:table-cell>
          <table:table-cell office:value-type="float" office:value="24207" table:style-name="ce15">
            <text:p>24207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schinenbauzeichner</text:p>
          </table:table-cell>
          <table:table-cell office:value-type="string" table:style-name="ce1">
            <text:p>Maschinenbauzechner</text:p>
          </table:table-cell>
          <table:table-cell office:value-type="float" office:value="24230" table:style-name="ce15">
            <text:p>24230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schinenformer</text:p>
          </table:table-cell>
          <table:table-cell office:value-type="string" table:style-name="ce1">
            <text:p>Maschinenformer</text:p>
          </table:table-cell>
          <table:table-cell office:value-type="float" office:value="22213" table:style-name="ce15">
            <text:p>22213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schinenkeramfacharbeiter</text:p>
          </table:table-cell>
          <table:table-cell office:value-type="string" table:style-name="ce1">
            <text:p>Masüinenkeramfa</text:p>
          </table:table-cell>
          <table:table-cell office:value-type="float" office:value="54203" table:style-name="ce15">
            <text:p>54203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schinist</text:p>
          </table:table-cell>
          <table:table-cell office:value-type="string" table:style-name="ce1">
            <text:p>Maschinist</text:p>
          </table:table-cell>
          <table:table-cell office:value-type="float" office:value="20201" table:style-name="ce15">
            <text:p>2020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sseur</text:p>
          </table:table-cell>
          <table:table-cell office:value-type="string" table:style-name="ce1">
            <text:p>Masseur</text:p>
          </table:table-cell>
          <table:table-cell office:value-type="float" office:value="14226" table:style-name="ce15">
            <text:p>14226</text:p>
          </table:table-cell>
          <table:table-cell office:value-type="string" table:style-name="ce15">
            <text:p>IV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Matrose der Binnen-<text:s/></text:p>
          </table:table-cell>
          <table:table-cell office:value-type="string" table:style-name="ce9">
            <text:p>Matrose Binnenschiffahrt</text:p>
          </table:table-cell>
          <table:table-cell office:value-type="float" office:value="58211" table:style-name="ce15">
            <text:p>5821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trose der Handelsschiffahrt</text:p>
          </table:table-cell>
          <table:table-cell office:value-type="string" table:style-name="ce1">
            <text:p>Matrose Handelsschiff</text:p>
          </table:table-cell>
          <table:table-cell office:value-type="float" office:value="58210" table:style-name="ce15">
            <text:p>58210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aurer</text:p>
          </table:table-cell>
          <table:table-cell office:value-type="string" table:style-name="ce1">
            <text:p>Maurer</text:p>
          </table:table-cell>
          <table:table-cell office:value-type="float" office:value="56208" table:style-name="ce15">
            <text:p>56208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echaniker</text:p>
          </table:table-cell>
          <table:table-cell office:value-type="string" table:style-name="ce1">
            <text:p>Mechaniker</text:p>
          </table:table-cell>
          <table:table-cell office:value-type="float" office:value="24210" table:style-name="ce15">
            <text:p>24210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echaniker für Bergbautechnik</text:p>
          </table:table-cell>
          <table:table-cell office:value-type="string" table:style-name="ce1">
            <text:p>Mechaniker Bergbautechn</text:p>
          </table:table-cell>
          <table:table-cell office:value-type="float" office:value="18203" table:style-name="ce15">
            <text:p>18203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Mechaniker für Datenverarbeitungs und Büromaschinen</text:p>
          </table:table-cell>
          <table:table-cell office:value-type="string" table:style-name="ce9">
            <text:p>Medl Datenv Buerom</text:p>
          </table:table-cell>
          <table:table-cell office:value-type="float" office:value="30204" table:style-name="ce15">
            <text:p>3020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eliorationsfacharbeiter</text:p>
          </table:table-cell>
          <table:table-cell office:value-type="string" table:style-name="ce1">
            <text:p>Meliorationsfacharb</text:p>
          </table:table-cell>
          <table:table-cell office:value-type="float" office:value="50220" table:style-name="ce15">
            <text:p>50220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etallbauzeichner</text:p>
          </table:table-cell>
          <table:table-cell office:value-type="string" table:style-name="ce1">
            <text:p>Metallbauzeichner</text:p>
          </table:table-cell>
          <table:table-cell office:value-type="float" office:value="56224" table:style-name="ce15">
            <text:p>5622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etallblasinstrumentenfacharbeiter</text:p>
          </table:table-cell>
          <table:table-cell office:value-type="string" table:style-name="ce1">
            <text:p>Metallblasinstrument</text:p>
          </table:table-cell>
          <table:table-cell office:value-type="float" office:value="66268" table:style-name="ce15">
            <text:p>66268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etallgewebemacher</text:p>
          </table:table-cell>
          <table:table-cell office:value-type="string" table:style-name="ce1">
            <text:p>Metallgeweberemacher</text:p>
          </table:table-cell>
          <table:table-cell office:value-type="float" office:value="26208" table:style-name="ce15">
            <text:p>26208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etallschleifer und -polierer</text:p>
          </table:table-cell>
          <table:table-cell office:value-type="string" table:style-name="ce1">
            <text:p>Metallschleif Polier</text:p>
          </table:table-cell>
          <table:table-cell office:value-type="float" office:value="26216" table:style-name="ce15">
            <text:p>26216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etallurge</text:p>
          </table:table-cell>
          <table:table-cell office:value-type="string" table:style-name="ce1">
            <text:p>Metallurge</text:p>
          </table:table-cell>
          <table:table-cell office:value-type="float" office:value="22201" table:style-name="ce15">
            <text:p>2220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ilchindustrielaborant</text:p>
          </table:table-cell>
          <table:table-cell office:value-type="string" table:style-name="ce1">
            <text:p>Milchind Laborant</text:p>
          </table:table-cell>
          <table:table-cell office:value-type="string" table:style-name="ce14">
            <text:p>06217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odellbauer</text:p>
          </table:table-cell>
          <table:table-cell office:value-type="string" table:style-name="ce1">
            <text:p>Modellbauer</text:p>
          </table:table-cell>
          <table:table-cell office:value-type="float" office:value="22209" table:style-name="ce15">
            <text:p>22209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odistin</text:p>
          </table:table-cell>
          <table:table-cell office:value-type="string" table:style-name="ce1">
            <text:p>Modistin</text:p>
          </table:table-cell>
          <table:table-cell office:value-type="float" office:value="48213" table:style-name="ce15">
            <text:p>48213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olkereifacharbeiter</text:p>
          </table:table-cell>
          <table:table-cell office:value-type="string" table:style-name="ce1">
            <text:p>Molkereifachharb</text:p>
          </table:table-cell>
          <table:table-cell office:value-type="float" office:value="46212" table:style-name="ce15">
            <text:p>46212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ontageschlosser</text:p>
          </table:table-cell>
          <table:table-cell office:value-type="string" table:style-name="ce1">
            <text:p>Montageschlosser</text:p>
          </table:table-cell>
          <table:table-cell office:value-type="float" office:value="24220" table:style-name="ce15">
            <text:p>24220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osaiksetzer*</text:p>
          </table:table-cell>
          <table:table-cell office:value-type="string" table:style-name="ce1">
            <text:p>Mosaiksetzer</text:p>
          </table:table-cell>
          <table:table-cell office:value-type="float" office:value="56236" table:style-name="ce15">
            <text:p>56236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Müller</text:p>
          </table:table-cell>
          <table:table-cell office:value-type="string" table:style-name="ce1">
            <text:p>Mueller</text:p>
          </table:table-cell>
          <table:table-cell office:value-type="float" office:value="46214" table:style-name="ce15">
            <text:p>4621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Obst- und Gemüsekonservierer<text:s/></text:p>
          </table:table-cell>
          <table:table-cell office:value-type="string" table:style-name="ce1">
            <text:p>Obst Gemuesekons</text:p>
          </table:table-cell>
          <table:table-cell office:value-type="float" office:value="46215" table:style-name="ce15">
            <text:p>46215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Ofenbauer</text:p>
          </table:table-cell>
          <table:table-cell office:value-type="string" table:style-name="ce1">
            <text:p>Ofenbauer</text:p>
          </table:table-cell>
          <table:table-cell office:value-type="float" office:value="56214" table:style-name="ce15">
            <text:p>5621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Orgelbauer</text:p>
          </table:table-cell>
          <table:table-cell office:value-type="string" table:style-name="ce1">
            <text:p>Orgelbauer</text:p>
          </table:table-cell>
          <table:table-cell office:value-type="float" office:value="66259" table:style-name="ce15">
            <text:p>66259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Orthopädiemechani ker</text:p>
          </table:table-cell>
          <table:table-cell office:value-type="string" table:style-name="ce1">
            <text:p>Orthopädiemechan</text:p>
          </table:table-cell>
          <table:table-cell office:value-type="float" office:value="14219" table:style-name="ce15">
            <text:p>14219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Orthopädieschuhmacher</text:p>
          </table:table-cell>
          <table:table-cell office:value-type="string" table:style-name="ce1">
            <text:p>Orthopädieschuhm</text:p>
          </table:table-cell>
          <table:table-cell office:value-type="float" office:value="14220" table:style-name="ce15">
            <text:p>14220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Parkettleger*</text:p>
          </table:table-cell>
          <table:table-cell office:value-type="string" table:style-name="ce1">
            <text:p>Parkettleger</text:p>
          </table:table-cell>
          <table:table-cell office:value-type="float" office:value="34203" table:style-name="ce15">
            <text:p>34203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Pelznäher und</text:p>
          </table:table-cell>
          <table:table-cell office:value-type="string" table:style-name="ce1">
            <text:p>Pelzmacher Staff</text:p>
          </table:table-cell>
          <table:table-cell office:value-type="float" office:value="42204" table:style-name="ce15">
            <text:p>4220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taffierer Physiklaborant</text:p>
          </table:table-cell>
          <table:table-cell office:value-type="string" table:style-name="ce1">
            <text:p>Physiklaborant</text:p>
          </table:table-cell>
          <table:table-cell office:value-type="string" table:style-name="ce14">
            <text:p>0420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Plast— und Elastfacharbeiter</text:p>
          </table:table-cell>
          <table:table-cell office:value-type="string" table:style-name="ce1">
            <text:p>Plast Elastfacharb</text:p>
          </table:table-cell>
          <table:table-cell office:value-type="string" table:style-name="ce14">
            <text:p>0622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Polsterer</text:p>
          </table:table-cell>
          <table:table-cell office:value-type="string" table:style-name="ce1">
            <text:p>Polsterer</text:p>
          </table:table-cell>
          <table:table-cell office:value-type="float" office:value="40213" table:style-name="ce15">
            <text:p>40213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Porzellangestalter</text:p>
          </table:table-cell>
          <table:table-cell office:value-type="string" table:style-name="ce1">
            <text:p>Porzellan gestalter</text:p>
          </table:table-cell>
          <table:table-cell office:value-type="float" office:value="66261" table:style-name="ce15">
            <text:p>6626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Porzellanmaler</text:p>
          </table:table-cell>
          <table:table-cell office:value-type="string" table:style-name="ce1">
            <text:p>Porzellanmaler</text:p>
          </table:table-cell>
          <table:table-cell office:value-type="float" office:value="66262" table:style-name="ce15">
            <text:p>66262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Posamentierer</text:p>
          </table:table-cell>
          <table:table-cell office:value-type="string" table:style-name="ce1">
            <text:p>Posamen tierer</text:p>
          </table:table-cell>
          <table:table-cell office:value-type="float" office:value="40223" table:style-name="ce15">
            <text:p>40223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Postfacharbeiter</text:p>
          </table:table-cell>
          <table:table-cell office:value-type="string" table:style-name="ce1">
            <text:p>Postfaüarbeiter</text:p>
          </table:table-cell>
          <table:table-cell office:value-type="float" office:value="60209" table:style-name="ce15">
            <text:p>60209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Rahmenglaser*</text:p>
          </table:table-cell>
          <table:table-cell office:value-type="string" table:style-name="ce1">
            <text:p>Rahmenglaser</text:p>
          </table:table-cell>
          <table:table-cell office:value-type="float" office:value="56240" table:style-name="ce15">
            <text:p>56240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Rauchwarenfacharbeiter</text:p>
          </table:table-cell>
          <table:table-cell office:value-type="string" table:style-name="ce1">
            <text:p>Rauchwarenfacharb</text:p>
          </table:table-cell>
          <table:table-cell office:value-type="float" office:value="42203" table:style-name="ce15">
            <text:p>42203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Rolladen- und JaIousiemacher*</text:p>
          </table:table-cell>
          <table:table-cell office:value-type="string" table:style-name="ce1">
            <text:p>Rolladen Jalousiernach</text:p>
          </table:table-cell>
          <table:table-cell office:value-type="float" office:value="34218" table:style-name="ce15">
            <text:p>34218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<text:s/>Röntgenschirmbildfacharbeiter</text:p>
          </table:table-cell>
          <table:table-cell office:value-type="string" table:style-name="ce1">
            <text:p>Roentgenschirmbildf</text:p>
          </table:table-cell>
          <table:table-cell office:value-type="float" office:value="14227" table:style-name="ce15">
            <text:p>14227</text:p>
          </table:table-cell>
          <table:table-cell office:value-type="string" table:style-name="ce15">
            <text:p>IV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attler</text:p>
          </table:table-cell>
          <table:table-cell office:value-type="string" table:style-name="ce1">
            <text:p>Sattler</text:p>
          </table:table-cell>
          <table:table-cell office:value-type="float" office:value="42207" table:style-name="ce15">
            <text:p>42207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äureschutzfacharbeiter</text:p>
          </table:table-cell>
          <table:table-cell office:value-type="string" table:style-name="ce1">
            <text:p>Saeureschutzfa</text:p>
          </table:table-cell>
          <table:table-cell office:value-type="float" office:value="56211" table:style-name="ce15">
            <text:p>5621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<text:s/>Schädlingsbekämpfer</text:p>
          </table:table-cell>
          <table:table-cell office:value-type="string" table:style-name="ce1">
            <text:p>Schaedlingsbekaempf</text:p>
          </table:table-cell>
          <table:table-cell office:value-type="float" office:value="50221" table:style-name="ce15">
            <text:p>5022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<text:s/>Schäfer</text:p>
          </table:table-cell>
          <table:table-cell office:value-type="string" table:style-name="ce1">
            <text:p>Schaefer</text:p>
          </table:table-cell>
          <table:table-cell office:value-type="float" office:value="50214" table:style-name="ce15">
            <text:p>5021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Schienfahrzeugschlosser<text:s/></text:p>
          </table:table-cell>
          <table:table-cell office:value-type="string" table:style-name="ce9">
            <text:p>Schienenfahrzeugschl</text:p>
          </table:table-cell>
          <table:table-cell office:value-type="float" office:value="24221" table:style-name="ce15">
            <text:p>2422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iffbauschlosser</text:p>
          </table:table-cell>
          <table:table-cell office:value-type="string" table:style-name="ce1">
            <text:p>Schiffbauschlosser</text:p>
          </table:table-cell>
          <table:table-cell office:value-type="float" office:value="24235" table:style-name="ce15">
            <text:p>24235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iffsbetriebsschlosser</text:p>
          </table:table-cell>
          <table:table-cell office:value-type="string" table:style-name="ce1">
            <text:p>Schiffsbetriebsschl</text:p>
          </table:table-cell>
          <table:table-cell office:value-type="float" office:value="24217" table:style-name="ce15">
            <text:p>24217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leifer</text:p>
          </table:table-cell>
          <table:table-cell office:value-type="string" table:style-name="ce1">
            <text:p>Schleifer</text:p>
          </table:table-cell>
          <table:table-cell office:value-type="float" office:value="26215" table:style-name="ce15">
            <text:p>26215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losser</text:p>
          </table:table-cell>
          <table:table-cell office:value-type="string" table:style-name="ce1">
            <text:p>Schlosser</text:p>
          </table:table-cell>
          <table:table-cell office:value-type="float" office:value="24218" table:style-name="ce15">
            <text:p>24218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mied</text:p>
          </table:table-cell>
          <table:table-cell office:value-type="string" table:style-name="ce1">
            <text:p>Schmied</text:p>
          </table:table-cell>
          <table:table-cell office:value-type="float" office:value="22207" table:style-name="ce15">
            <text:p>22207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muckgürtler</text:p>
          </table:table-cell>
          <table:table-cell office:value-type="string" table:style-name="ce1">
            <text:p>Schmuckguertler</text:p>
          </table:table-cell>
          <table:table-cell office:value-type="float" office:value="66256" table:style-name="ce15">
            <text:p>66256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nitzer*</text:p>
          </table:table-cell>
          <table:table-cell office:value-type="string" table:style-name="ce1">
            <text:p>Sdmitzer</text:p>
          </table:table-cell>
          <table:table-cell office:value-type="float" office:value="66274" table:style-name="ce15">
            <text:p>66274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ornsteinfeger</text:p>
          </table:table-cell>
          <table:table-cell office:value-type="string" table:style-name="ce1">
            <text:p>Süornsteinfeger</text:p>
          </table:table-cell>
          <table:table-cell office:value-type="float" office:value="48208" table:style-name="ce15">
            <text:p>48208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9">
            <text:p>Schrift- und Grafikmaler</text:p>
          </table:table-cell>
          <table:table-cell office:value-type="string" table:style-name="ce9">
            <text:p>Schrift Grafikmaler</text:p>
          </table:table-cell>
          <table:table-cell office:value-type="float" office:value="66205" table:style-name="ce15">
            <text:p>66205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uhfacharbeiter</text:p>
          </table:table-cell>
          <table:table-cell office:value-type="string" table:style-name="ce1">
            <text:p>Schuhfacharbeiter</text:p>
          </table:table-cell>
          <table:table-cell office:value-type="float" office:value="42298" table:style-name="ce15">
            <text:p>42298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uhfertiger</text:p>
          </table:table-cell>
          <table:table-cell office:value-type="string" table:style-name="ce1">
            <text:p>Schuhfertiger</text:p>
          </table:table-cell>
          <table:table-cell office:value-type="float" office:value="42210" table:style-name="ce15">
            <text:p>42210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chuhmacher</text:p>
          </table:table-cell>
          <table:table-cell office:value-type="string" table:style-name="ce1">
            <text:p>Schuhmacher</text:p>
          </table:table-cell>
          <table:table-cell office:value-type="float" office:value="48214" table:style-name="ce15">
            <text:p>4821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egelmacher*</text:p>
          </table:table-cell>
          <table:table-cell office:value-type="string" table:style-name="ce1">
            <text:p>Segelmacher</text:p>
          </table:table-cell>
          <table:table-cell office:value-type="float" office:value="40224" table:style-name="ce15">
            <text:p>40224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eiler*</text:p>
          </table:table-cell>
          <table:table-cell office:value-type="string" table:style-name="ce1">
            <text:p>Seiler</text:p>
          </table:table-cell>
          <table:table-cell office:value-type="float" office:value="40222" table:style-name="ce15">
            <text:p>40222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peisefettfacharbeiter</text:p>
          </table:table-cell>
          <table:table-cell office:value-type="string" table:style-name="ce1">
            <text:p>Speisefettarb</text:p>
          </table:table-cell>
          <table:table-cell office:value-type="float" office:value="46205" table:style-name="ce15">
            <text:p>46205</text:p>
          </table:table-cell>
          <table:table-cell office:value-type="string" table:style-name="ce15">
            <text:p>I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pielzeugfaacharbeiter</text:p>
          </table:table-cell>
          <table:table-cell office:value-type="string" table:style-name="ce1">
            <text:p>Spielzeugfacharb</text:p>
          </table:table-cell>
          <table:table-cell office:value-type="float" office:value="66251" table:style-name="ce15">
            <text:p>66251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pirituosenfacharbeiter</text:p>
          </table:table-cell>
          <table:table-cell office:value-type="string" table:style-name="ce1">
            <text:p>Spirituosenfacharb</text:p>
          </table:table-cell>
          <table:table-cell office:value-type="float" office:value="46209" table:style-name="ce15">
            <text:p>46209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piritus- und Hefefacharbeiter</text:p>
          </table:table-cell>
          <table:table-cell office:value-type="string" table:style-name="ce1">
            <text:p>Spiritus Hefefacharb</text:p>
          </table:table-cell>
          <table:table-cell office:value-type="float" office:value="46210" table:style-name="ce15">
            <text:p>46210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tahlbauer</text:p>
          </table:table-cell>
          <table:table-cell office:value-type="string" table:style-name="ce1">
            <text:p>Stahlbauer</text:p>
          </table:table-cell>
          <table:table-cell office:value-type="float" office:value="56202" table:style-name="ce15">
            <text:p>56202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tahlschiffbauer</text:p>
          </table:table-cell>
          <table:table-cell office:value-type="string" table:style-name="ce1">
            <text:p>Stahlschiffbauer</text:p>
          </table:table-cell>
          <table:table-cell office:value-type="float" office:value="24202" table:style-name="ce15">
            <text:p>24202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teinbildhauer*</text:p>
          </table:table-cell>
          <table:table-cell office:value-type="string" table:style-name="ce1">
            <text:p>Steinbildhauer</text:p>
          </table:table-cell>
          <table:table-cell office:value-type="float" office:value="56235" table:style-name="ce15">
            <text:p>56235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teindrucker*</text:p>
          </table:table-cell>
          <table:table-cell office:value-type="string" table:style-name="ce1">
            <text:p>Steindrucker</text:p>
          </table:table-cell>
          <table:table-cell office:value-type="float" office:value="38208" table:style-name="ce15">
            <text:p>38208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teinmetz</text:p>
          </table:table-cell>
          <table:table-cell office:value-type="string" table:style-name="ce1">
            <text:p>Steinmetz</text:p>
          </table:table-cell>
          <table:table-cell office:value-type="float" office:value="56215" table:style-name="ce15">
            <text:p>56215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tellmacher*</text:p>
          </table:table-cell>
          <table:table-cell office:value-type="string" table:style-name="ce1">
            <text:p>Stellmaeer</text:p>
          </table:table-cell>
          <table:table-cell office:value-type="float" office:value="34209" table:style-name="ce15">
            <text:p>34209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traßenbauer</text:p>
          </table:table-cell>
          <table:table-cell office:value-type="string" table:style-name="ce1">
            <text:p>Strassenbauer</text:p>
          </table:table-cell>
          <table:table-cell office:value-type="float" office:value="56227" table:style-name="ce15">
            <text:p>56227</text:p>
          </table:table-cell>
          <table:table-cell office:value-type="string" table:style-name="ce15">
            <text:p>III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Straßenbaufacharbeiter</text:p>
          </table:table-cell>
          <table:table-cell office:value-type="string" table:style-name="ce1">
            <text:p>Strassenbaufacharb</text:p>
          </table:table-cell>
          <table:table-cell office:value-type="float" office:value="56204" table:style-name="ce15">
            <text:p>56204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4" table:number-rows-spanned="1" table:style-name="ce22">
            <text:p>Seite 4 Ende</text:p>
          </table:table-cell>
          <table:covered-table-cell table:number-columns-repeated="3"/>
          <table:table-cell table:number-columns-repeated="1014" table:style-name="ce4"/>
          <table:table-cell table:number-columns-repeated="1536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treichinstrumentenfacharbeiter<text:s/></text:p>
          </table:table-cell>
          <table:table-cell office:value-type="string" table:style-name="ce1">
            <text:p>Streichinstrumentfa</text:p>
          </table:table-cell>
          <table:table-cell office:value-type="float" office:value="66267" table:style-name="ce15">
            <text:p>66267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tukkateur</text:p>
          </table:table-cell>
          <table:table-cell office:value-type="string" table:style-name="ce1">
            <text:p>Stukkateur</text:p>
          </table:table-cell>
          <table:table-cell office:value-type="float" office:value="56216" table:style-name="ce15">
            <text:p>56216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abakfacharbeiter</text:p>
          </table:table-cell>
          <table:table-cell office:value-type="string" table:style-name="ce1">
            <text:p>Tabakfacharb</text:p>
          </table:table-cell>
          <table:table-cell office:value-type="float" office:value="46207" table:style-name="ce15">
            <text:p>46207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ankwart</text:p>
          </table:table-cell>
          <table:table-cell office:value-type="string" table:style-name="ce1">
            <text:p>Tankwart</text:p>
          </table:table-cell>
          <table:table-cell office:value-type="float" office:value="58209" table:style-name="ce15">
            <text:p>58209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chnischer Assistent für Meteorologie</text:p>
          </table:table-cell>
          <table:table-cell office:value-type="string" table:style-name="ce1">
            <text:p>Tedm Ass Meteorolog</text:p>
          </table:table-cell>
          <table:table-cell office:value-type="float" office:value="4202" table:style-name="ce15">
            <text:p>4202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logieTextilfacharbeiter</text:p>
          </table:table-cell>
          <table:table-cell office:value-type="string" table:style-name="ce1">
            <text:p>Textilfacharbeiter</text:p>
          </table:table-cell>
          <table:table-cell office:value-type="float" office:value="40215" table:style-name="ce15">
            <text:p>40215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xtilfacharbeiter</text:p>
          </table:table-cell>
          <table:table-cell office:value-type="string" table:style-name="ce1">
            <text:p>Textilfa Chemiefaser</text:p>
          </table:table-cell>
          <table:table-cell office:value-type="float" office:value="40210" table:style-name="ce15">
            <text:p>40210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(Chemiefaser)Textilfacharbeiter</text:p>
          </table:table-cell>
          <table:table-cell office:value-type="string" table:style-name="ce1">
            <text:p>Textilfaserfacharb</text:p>
          </table:table-cell>
          <table:table-cell office:value-type="float" office:value="40217" table:style-name="ce15">
            <text:p>40217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rbeiterTextilmaler*</text:p>
          </table:table-cell>
          <table:table-cell office:value-type="string" table:style-name="ce1">
            <text:p>Textilmaler</text:p>
          </table:table-cell>
          <table:table-cell office:value-type="float" office:value="40219" table:style-name="ce15">
            <text:p>40219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xtilreinigungs-</text:p>
          </table:table-cell>
          <table:table-cell office:value-type="string" table:style-name="ce1">
            <text:p>Textilreinigungsfa</text:p>
          </table:table-cell>
          <table:table-cell office:value-type="float" office:value="48206" table:style-name="ce15">
            <text:p>48206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xtilzeichner</text:p>
          </table:table-cell>
          <table:table-cell office:value-type="string" table:style-name="ce1">
            <text:p>Textilzeichner</text:p>
          </table:table-cell>
          <table:table-cell office:value-type="float" office:value="40214" table:style-name="ce15">
            <text:p>4021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iefbauer</text:p>
          </table:table-cell>
          <table:table-cell office:value-type="string" table:style-name="ce1">
            <text:p>Tiefbauer</text:p>
          </table:table-cell>
          <table:table-cell office:value-type="float" office:value="56210" table:style-name="ce15">
            <text:p>56210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iefbohrer</text:p>
          </table:table-cell>
          <table:table-cell office:value-type="string" table:style-name="ce1">
            <text:p>Tiefbohrer</text:p>
          </table:table-cell>
          <table:table-cell office:value-type="float" office:value="10202" table:style-name="ce15">
            <text:p>10202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ischler</text:p>
          </table:table-cell>
          <table:table-cell office:value-type="string" table:style-name="ce1">
            <text:p>Tischler</text:p>
          </table:table-cell>
          <table:table-cell office:value-type="float" office:value="34208" table:style-name="ce15">
            <text:p>34208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öpfer</text:p>
          </table:table-cell>
          <table:table-cell office:value-type="string" table:style-name="ce1">
            <text:p>Toepfer</text:p>
          </table:table-cell>
          <table:table-cell office:value-type="float" office:value="44208" table:style-name="ce15">
            <text:p>44208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hrenmechaniker</text:p>
          </table:table-cell>
          <table:table-cell office:value-type="string" table:style-name="ce1">
            <text:p>Uhrenmechaniker</text:p>
          </table:table-cell>
          <table:table-cell office:value-type="float" office:value="28210" table:style-name="ce15">
            <text:p>28210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Uhrmacher</text:p>
          </table:table-cell>
          <table:table-cell office:value-type="string" table:style-name="ce1">
            <text:p>Uhrmacher</text:p>
          </table:table-cell>
          <table:table-cell office:value-type="float" office:value="28205" table:style-name="ce15">
            <text:p>28205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ergolder*</text:p>
          </table:table-cell>
          <table:table-cell office:value-type="string" table:style-name="ce1">
            <text:p>Vergolder</text:p>
          </table:table-cell>
          <table:table-cell office:value-type="float" office:value="56238" table:style-name="ce15">
            <text:p>56238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erkehrskaufmann</text:p>
          </table:table-cell>
          <table:table-cell office:value-type="string" table:style-name="ce1">
            <text:p>Verkehrskaufmann</text:p>
          </table:table-cell>
          <table:table-cell office:value-type="float" office:value="62206" table:style-name="ce15">
            <text:p>62206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ermessungsfacharbeiter</text:p>
          </table:table-cell>
          <table:table-cell office:value-type="string" table:style-name="ce1">
            <text:p>Vermessungsfacharb</text:p>
          </table:table-cell>
          <table:table-cell office:value-type="float" office:value="10204" table:style-name="ce15">
            <text:p>10204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Vollmatrose der Hochseefischerei</text:p>
          </table:table-cell>
          <table:table-cell office:value-type="string" table:style-name="ce1">
            <text:p>Vollmatrose Hochseef</text:p>
          </table:table-cell>
          <table:table-cell office:value-type="float" office:value="46216" table:style-name="ce15">
            <text:p>46216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aagenbauer*</text:p>
          </table:table-cell>
          <table:table-cell office:value-type="string" table:style-name="ce1">
            <text:p>Waagenbauer</text:p>
          </table:table-cell>
          <table:table-cell office:value-type="float" office:value="24234" table:style-name="ce15">
            <text:p>24234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alzwerker</text:p>
          </table:table-cell>
          <table:table-cell office:value-type="string" table:style-name="ce1">
            <text:p>Walzwerker</text:p>
          </table:table-cell>
          <table:table-cell office:value-type="float" office:value="22205" table:style-name="ce15">
            <text:p>22205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artungsmechaniker für Datenverarbeitungs- und Büromaschinen</text:p>
          </table:table-cell>
          <table:table-cell office:value-type="string" table:style-name="ce1">
            <text:p>Wartungsmech Datenv</text:p>
          </table:table-cell>
          <table:table-cell office:value-type="float" office:value="30203" table:style-name="ce15">
            <text:p>30203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ebeblattbinder*</text:p>
          </table:table-cell>
          <table:table-cell office:value-type="string" table:style-name="ce1">
            <text:p>Webeblattbinder</text:p>
          </table:table-cell>
          <table:table-cell office:value-type="float" office:value="26227" table:style-name="ce15">
            <text:p>26227</text:p>
          </table:table-cell>
          <table:table-cell office:value-type="string" table:style-name="ce15">
            <text:p>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einküfer</text:p>
          </table:table-cell>
          <table:table-cell office:value-type="string" table:style-name="ce1">
            <text:p>Weinkuefer</text:p>
          </table:table-cell>
          <table:table-cell office:value-type="float" office:value="46211" table:style-name="ce15">
            <text:p>4621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erkstoffprüfer Metall</text:p>
          </table:table-cell>
          <table:table-cell office:value-type="string" table:style-name="ce1">
            <text:p>Werkstoffpruefer Met</text:p>
          </table:table-cell>
          <table:table-cell office:value-type="float" office:value="2221" table:style-name="ce15">
            <text:p>222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erkzeugmacher</text:p>
          </table:table-cell>
          <table:table-cell office:value-type="string" table:style-name="ce1">
            <text:p>Werkzeugmacher</text:p>
          </table:table-cell>
          <table:table-cell office:value-type="float" office:value="26202" table:style-name="ce15">
            <text:p>26202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inzer</text:p>
          </table:table-cell>
          <table:table-cell office:value-type="string" table:style-name="ce1">
            <text:p>Winzer</text:p>
          </table:table-cell>
          <table:table-cell office:value-type="float" office:value="50207" table:style-name="ce15">
            <text:p>50207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irtschaftskaufmann</text:p>
          </table:table-cell>
          <table:table-cell office:value-type="string" table:style-name="ce1">
            <text:p>Wirtschaftskaufm</text:p>
          </table:table-cell>
          <table:table-cell office:value-type="float" office:value="62201" table:style-name="ce15">
            <text:p>62201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Wirtschaftspfleger</text:p>
          </table:table-cell>
          <table:table-cell office:value-type="string" table:style-name="ce1">
            <text:p>Wirtschaftspfleger</text:p>
          </table:table-cell>
          <table:table-cell office:value-type="float" office:value="48203" table:style-name="ce15">
            <text:p>48203</text:p>
          </table:table-cell>
          <table:table-cell office:value-type="string" table:style-name="ce15">
            <text:p>II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Zierkeramiker</text:p>
          </table:table-cell>
          <table:table-cell office:value-type="string" table:style-name="ce1">
            <text:p>Zierkeramiker</text:p>
          </table:table-cell>
          <table:table-cell office:value-type="float" office:value="44207" table:style-name="ce15">
            <text:p>44207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Zimmerer</text:p>
          </table:table-cell>
          <table:table-cell office:value-type="string" table:style-name="ce1">
            <text:p>Zimmerer</text:p>
          </table:table-cell>
          <table:table-cell office:value-type="float" office:value="56217" table:style-name="ce15">
            <text:p>56217</text:p>
          </table:table-cell>
          <table:table-cell office:value-type="string" table:style-name="ce15">
            <text:p>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Zinngießer*</text:p>
          </table:table-cell>
          <table:table-cell office:value-type="string" table:style-name="ce1">
            <text:p>Zinngiesser</text:p>
          </table:table-cell>
          <table:table-cell office:value-type="float" office:value="22217" table:style-name="ce15">
            <text:p>22217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Ziseleur</text:p>
          </table:table-cell>
          <table:table-cell office:value-type="string" table:style-name="ce1">
            <text:p>Ziseleur</text:p>
          </table:table-cell>
          <table:table-cell office:value-type="float" office:value="28212" table:style-name="ce15">
            <text:p>28212</text:p>
          </table:table-cell>
          <table:table-cell office:value-type="string" table:style-name="ce15">
            <text:p>I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Zootierpfleger</text:p>
          </table:table-cell>
          <table:table-cell office:value-type="string" table:style-name="ce1">
            <text:p>Zootierpfleger</text:p>
          </table:table-cell>
          <table:table-cell office:value-type="float" office:value="8202" table:style-name="ce15">
            <text:p>8202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Zupfinstrumentenfacharbeiter</text:p>
          </table:table-cell>
          <table:table-cell office:value-type="string" table:style-name="ce1">
            <text:p>Zupfinstrumentfacharbeiter</text:p>
          </table:table-cell>
          <table:table-cell office:value-type="float" office:value="66266" table:style-name="ce15">
            <text:p>66266</text:p>
          </table:table-cell>
          <table:table-cell office:value-type="string" table:style-name="ce15">
            <text:p>I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5" table:number-rows-spanned="1" table:style-name="ce24">
            <text:p>Systematik der Fadarbeiterberufe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number-columns-spanned="5" table:number-rows-spanned="1" table:style-name="ce24">
            <text:p>Gruppe I: Faüarbeiterberufe, für die der Abschluß der 10. Klasse der POS Voraussetzung ist</text:p>
          </table:table-cell>
          <table:covered-table-cell table:number-columns-repeated="4"/>
          <table:table-cell table:number-columns-repeated="16379" table:style-name="ce1"/>
        </table:table-row>
        <table:table-row table:style-name="ro6">
          <table:table-cell office:value-type="string" table:style-name="ce10">
            <text:p>Berufsnummer</text:p>
          </table:table-cell>
          <table:table-cell office:value-type="string" table:style-name="ce10">
            <text:p>Berufsbezeichnung</text:p>
            <text:p>Spezialisiserungsreichtung</text:p>
          </table:table-cell>
          <table:table-cell office:value-type="string" table:style-name="ce31">
            <text:p>Ausbildungsdauer (Jahre)</text:p>
            <text:p>10. Klasse</text:p>
          </table:table-cell>
          <table:table-cell office:value-type="string" table:style-name="ce31">
            <text:p>BA mit Abitur zugel.</text:p>
          </table:table-cell>
          <table:table-cell office:value-type="string" table:style-name="ce10">
            <text:p>Bemerkungen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7" table:style-name="ce12">
            <text:p>7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13">
            <text:p>04 Physik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14">
            <text:p>04201</text:p>
          </table:table-cell>
          <table:table-cell office:value-type="string" table:style-name="ce15">
            <text:p>Physiklaborant</text:p>
          </table:table-cell>
          <table:table-cell office:value-type="float" office:value="2.5" table:style-name="ce16">
            <text:p>2,5</text:p>
          </table:table-cell>
          <table:table-cell table:style-name="ce16"/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14">
            <text:p>04202</text:p>
          </table:table-cell>
          <table:table-cell office:value-type="string" table:style-name="ce15">
            <text:p>Technischer Assistent tür Meteorologie</text:p>
          </table:table-cell>
          <table:table-cell office:value-type="float" office:value="2" table:style-name="ce14">
            <text:p>2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3">
            <text:p>06 Chemie<text:s/></text:p>
          </table:table-cell>
          <table:table-cell table:style-name="ce15">
            <draw:frame draw:z-index="1" draw:id="id0" draw:style-name="a2" draw:name="Textfeld 1" svg:x="1.69395in" svg:y="0.07122in" svg:width="0.00007in" svg:height="0.18835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14">
            <text:p>06201</text:p>
          </table:table-cell>
          <table:table-cell office:value-type="string" table:style-name="ce15">
            <text:p>Facharbeiter für chemische Produktion<text:s/>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/>-Petrol- und carbochemische Produkte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/>-Stickstoffprodukte<text:s/>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/>-Wirkstoffe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/>-Chemiefaserherstellung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/>- Informationsaufzeichnungsmaterial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/>-Lacke und Farben<text:s/>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/>-Plaste-und Elasteherstellung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 text:c="2"/>-Grundchemikalien<text:s/>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 text:c="2"/>- Zellstofterzeugung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14">
            <text:p>062 13</text:p>
          </table:table-cell>
          <table:table-cell office:value-type="string" table:style-name="ce15">
            <text:p>Laborant</text:p>
          </table:table-cell>
          <table:table-cell office:value-type="float" office:value="2" table:style-name="ce15">
            <text:p>2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/>-Chemie<text:s/>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15">
            <text:p><text:s/>-Eisenmetallurgie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5">
            <text:p><text:s/>-Nichteisenmetallurgie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5">
            <text:p><text:s/>-Farben und Lacke</text:p>
          </table:table-cell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style-name="ro2">
          <table:table-cell table:style-name="ce14"/>
          <table:table-cell table:style-name="ce1"/>
          <table:table-cell table:number-columns-repeated="2" table:style-name="ce15"/>
          <table:table-cell table:style-name="ce9"/>
          <table:table-cell table:number-columns-repeated="16379" table:style-name="ce1"/>
        </table:table-row>
        <table:table-row table:number-rows-repeated="2" table:style-name="ro2">
          <table:table-cell table:number-columns-repeated="2" table:style-name="ce9"/>
          <table:table-cell table:number-columns-repeated="5" table:style-name="ce15"/>
          <table:table-cell table:number-columns-repeated="16377"/>
        </table:table-row>
        <table:table-row table:style-name="ro2"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7" table:style-name="ce17">
            <text:p>7</text:p>
          </table:table-cell>
          <table:table-cell table:number-columns-repeated="16379" table:style-name="ce18"/>
        </table:table-row>
        <table:table-row table:style-name="ro2">
          <table:table-cell office:value-type="string" table:style-name="ce14">
            <text:p>06217</text:p>
          </table:table-cell>
          <table:table-cell office:value-type="string" table:style-name="ce9">
            <text:p>Milchindustrielaborant</text:p>
          </table:table-cell>
          <table:table-cell office:value-type="float" office:value="2" table:style-name="ce15">
            <text:p>2</text:p>
          </table:table-cell>
          <table:table-cell table:style-name="ce15"/>
          <table:table-cell table:style-name="ce1"/>
          <table:table-cell table:number-columns-repeated="2" table:style-name="ce15"/>
          <table:table-cell table:number-columns-repeated="16377"/>
        </table:table-row>
        <table:table-row table:style-name="ro2">
          <table:table-cell office:value-type="string" table:style-name="ce14">
            <text:p>06218</text:p>
          </table:table-cell>
          <table:table-cell office:value-type="string" table:style-name="ce9">
            <text:p>Lebensmittelchechnielaborant</text:p>
          </table:table-cell>
          <table:table-cell office:value-type="float" office:value="2" table:style-name="ce15">
            <text:p>2</text:p>
          </table:table-cell>
          <table:table-cell table:style-name="ce15"/>
          <table:table-cell table:style-name="ce1"/>
          <table:table-cell table:number-columns-repeated="2" table:style-name="ce15"/>
          <table:table-cell table:number-columns-repeated="16377"/>
        </table:table-row>
        <table:table-row table:style-name="ro2">
          <table:table-cell office:value-type="string" table:style-name="ce14">
            <text:p>06219</text:p>
          </table:table-cell>
          <table:table-cell office:value-type="string" table:style-name="ce9">
            <text:p>Fotolaborant</text:p>
          </table:table-cell>
          <table:table-cell office:value-type="float" office:value="2" table:style-name="ce15">
            <text:p>2</text:p>
          </table:table-cell>
          <table:table-cell table:style-name="ce15"/>
          <table:table-cell table:style-name="ce1"/>
          <table:table-cell table:number-columns-repeated="2" table:style-name="ce15"/>
          <table:table-cell table:number-columns-repeated="16377"/>
        </table:table-row>
        <table:table-row table:style-name="ro2">
          <table:table-cell office:value-type="string" table:style-name="ce14">
            <text:p>06221</text:p>
          </table:table-cell>
          <table:table-cell office:value-type="string" table:style-name="ce9">
            <text:p>Plast- und Elastfacharbeitcr<text:s text:c="2"/>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table:style-name="ce1"/>
          <table:table-cell table:number-columns-repeated="2" table:style-name="ce15"/>
          <table:table-cell table:number-columns-repeated="16377"/>
        </table:table-row>
        <table:table-row table:style-name="ro2">
          <table:table-cell table:style-name="ce14"/>
          <table:table-cell office:value-type="string" table:style-name="ce9">
            <text:p><text:s/>-Plastverarbeitung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4"/>
          <table:table-cell office:value-type="string" table:style-name="ce9">
            <text:p><text:s/>-Elastverarbeitung<text:s/>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4"/>
          <table:table-cell office:value-type="string" table:style-name="ce9">
            <text:p><text:s/>-Fahrzeugbeeitung<text:s/>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4"/>
          <table:table-cell office:value-type="string" table:style-name="ce9">
            <text:p><text:s/>-Vulkaniseur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"/>
          <table:table-cell office:value-type="string" table:style-name="ce18">
            <text:p>08 Biowissenschaften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Ministerium für Kultur</text:p>
          </table:table-cell>
          <table:table-cell table:number-columns-repeated="2" table:style-name="ce15"/>
          <table:table-cell table:number-columns-repeated="16377"/>
        </table:table-row>
        <table:table-row table:style-name="ro2">
          <table:table-cell office:value-type="string" table:style-name="ce14">
            <text:p>00820</text:p>
          </table:table-cell>
          <table:table-cell office:value-type="string" table:style-name="ce9">
            <text:p>Zootierpfleger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office:value-type="string" table:style-name="ce14">
            <text:p>08203</text:p>
          </table:table-cell>
          <table:table-cell office:value-type="string" table:style-name="ce9">
            <text:p>Biologielaborant<text:s text:c="2"/></text:p>
          </table:table-cell>
          <table:table-cell table:number-columns-repeated="2" table:style-name="ce15"/>
          <table:table-cell office:value-type="string" table:style-name="ce15">
            <text:p>VV3 Tierzucht</text:p>
          </table:table-cell>
          <table:table-cell table:number-columns-repeated="2" table:style-name="ce15"/>
          <table:table-cell table:number-columns-repeated="16377"/>
        </table:table-row>
        <table:table-row table:style-name="ro2">
          <table:table-cell table:style-name="ce14"/>
          <table:table-cell office:value-type="string" table:style-name="ce9">
            <text:p>— Labordiagnostik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4"/>
          <table:table-cell office:value-type="string" table:style-name="ce9">
            <text:p>— Fortpflanzung<text:s/>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4"/>
          <table:table-cell office:value-type="string" table:style-name="ce9">
            <text:p>— Experimentelle Biologie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"/>
          <table:table-cell office:value-type="string" table:style-name="ce18">
            <text:p>10 Geowissenschaften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office:value-type="string" table:style-name="ce14">
            <text:p>102 01</text:p>
          </table:table-cell>
          <table:table-cell office:value-type="string" table:style-name="ce9">
            <text:p>Geologiefacharbeiter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table:number-columns-repeated="3" table:style-name="ce15"/>
          <table:table-cell table:number-columns-repeated="16377"/>
        </table:table-row>
        <table:table-row table:style-name="ro2">
          <table:table-cell office:value-type="string" table:style-name="ce14">
            <text:p>102 02</text:p>
          </table:table-cell>
          <table:table-cell office:value-type="string" table:style-name="ce9">
            <text:p>Tiefbohrer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table:number-columns-repeated="3" table:style-name="ce15"/>
          <table:table-cell table:number-columns-repeated="16377"/>
        </table:table-row>
        <table:table-row table:style-name="ro2">
          <table:table-cell office:value-type="string" table:style-name="ce14">
            <text:p>102 03</text:p>
          </table:table-cell>
          <table:table-cell office:value-type="string" table:style-name="ce9">
            <text:p>Kartographierfacharbeiter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table:number-columns-repeated="3" table:style-name="ce15"/>
          <table:table-cell table:number-columns-repeated="16377"/>
        </table:table-row>
        <table:table-row table:style-name="ro2">
          <table:table-cell office:value-type="string" table:style-name="ce14">
            <text:p>102 04</text:p>
          </table:table-cell>
          <table:table-cell office:value-type="string" table:style-name="ce9">
            <text:p>Vermessungfacharbeiter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table:number-columns-repeated="3" table:style-name="ce15"/>
          <table:table-cell table:number-columns-repeated="16377"/>
        </table:table-row>
        <table:table-row table:style-name="ro2">
          <table:table-cell table:style-name="ce1"/>
          <table:table-cell office:value-type="string" table:style-name="ce18">
            <text:p>14 Humanmedizin/Pharmazie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office:value-type="string" table:style-name="ce15">
            <text:p>142 12<text:s/></text:p>
          </table:table-cell>
          <table:table-cell office:value-type="string" table:style-name="ce9">
            <text:p>Apothekenfacharbeiter</text:p>
          </table:table-cell>
          <table:table-cell office:value-type="float" office:value="2" table:style-name="ce15">
            <text:p>2</text:p>
          </table:table-cell>
          <table:table-cell table:number-columns-repeated="4" table:style-name="ce15"/>
          <table:table-cell table:number-columns-repeated="16377"/>
        </table:table-row>
        <table:table-row table:style-name="ro2">
          <table:table-cell office:value-type="string" table:style-name="ce15">
            <text:p>142 16</text:p>
          </table:table-cell>
          <table:table-cell office:value-type="string" table:style-name="ce1">
            <text:p>Facharbeiter für Augenoptik</text:p>
          </table:table-cell>
          <table:table-cell office:value-type="string" table:style-name="ce15">
            <text:p>2,5</text:p>
          </table:table-cell>
          <table:table-cell table:number-columns-repeated="4" table:style-name="ce15"/>
          <table:table-cell table:number-columns-repeated="16377"/>
        </table:table-row>
        <table:table-row table:style-name="ro2">
          <table:table-cell office:value-type="string" table:style-name="ce15">
            <text:p>142 17</text:p>
          </table:table-cell>
          <table:table-cell office:value-type="string" table:style-name="ce1">
            <text:p>Diätkoch</text:p>
          </table:table-cell>
          <table:table-cell office:value-type="float" office:value="2" table:style-name="ce15">
            <text:p>2</text:p>
          </table:table-cell>
          <table:table-cell table:number-columns-repeated="4" table:style-name="ce15"/>
          <table:table-cell table:number-columns-repeated="16377"/>
        </table:table-row>
        <table:table-row table:style-name="ro2">
          <table:table-cell office:value-type="string" table:style-name="ce15">
            <text:p>142 19</text:p>
          </table:table-cell>
          <table:table-cell office:value-type="string" table:style-name="ce1">
            <text:p>Orthopädiemechaniker</text:p>
          </table:table-cell>
          <table:table-cell office:value-type="string" table:style-name="ce15">
            <text:p>2,5</text:p>
          </table:table-cell>
          <table:table-cell table:number-columns-repeated="4" table:style-name="ce15"/>
          <table:table-cell table:number-columns-repeated="16377"/>
        </table:table-row>
        <table:table-row table:style-name="ro2">
          <table:table-cell office:value-type="string" table:style-name="ce15">
            <text:p>142 20</text:p>
          </table:table-cell>
          <table:table-cell office:value-type="string" table:style-name="ce1">
            <text:p>Orthopädieschuhmacher</text:p>
          </table:table-cell>
          <table:table-cell office:value-type="string" table:style-name="ce15">
            <text:p>2,5</text:p>
          </table:table-cell>
          <table:table-cell table:number-columns-repeated="4" table:style-name="ce15"/>
          <table:table-cell table:number-columns-repeated="16377"/>
        </table:table-row>
        <table:table-row table:style-name="ro2">
          <table:table-cell table:style-name="ce15"/>
          <table:table-cell office:value-type="string" table:style-name="ce1">
            <text:p>— Schuhbodenhersteller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5"/>
          <table:table-cell office:value-type="string" table:style-name="ce1">
            <text:p>— Schalhersteller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office:value-type="string" table:style-name="ce15">
            <text:p>142 21</text:p>
          </table:table-cell>
          <table:table-cell office:value-type="string" table:style-name="ce1">
            <text:p>Bandagist</text:p>
          </table:table-cell>
          <table:table-cell office:value-type="string" table:style-name="ce15">
            <text:p>2,5</text:p>
          </table:table-cell>
          <table:table-cell table:number-columns-repeated="4" table:style-name="ce15"/>
          <table:table-cell table:number-columns-repeated="16377"/>
        </table:table-row>
        <table:table-row table:style-name="ro2">
          <table:table-cell table:style-name="ce1"/>
          <table:table-cell office:value-type="string" table:style-name="ce19">
            <text:p>18 Bergbau</text:p>
          </table:table-cell>
          <table:table-cell table:number-columns-repeated="2" table:style-name="ce15"/>
          <table:table-cell table:style-name="ce1"/>
          <table:table-cell table:number-columns-repeated="2" table:style-name="ce15"/>
          <table:table-cell table:number-columns-repeated="16377"/>
        </table:table-row>
        <table:table-row table:style-name="ro2">
          <table:table-cell office:value-type="float" office:value="18201" table:style-name="ce15">
            <text:p>18201</text:p>
          </table:table-cell>
          <table:table-cell office:value-type="string" table:style-name="ce1">
            <text:p>Facharbeiter für Bergbautechnologie<text:s text:c="2"/>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table:number-columns-repeated="3" table:style-name="ce15"/>
          <table:table-cell table:number-columns-repeated="16377"/>
        </table:table-row>
        <table:table-row table:style-name="ro2">
          <table:table-cell table:style-name="ce15"/>
          <table:table-cell office:value-type="string" table:style-name="ce1">
            <text:p>— Vortrieb und Abbau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5"/>
          <table:table-cell office:value-type="string" table:style-name="ce1">
            <text:p>— Bergbaumachinist<text:s/>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5"/>
          <table:table-cell office:value-type="string" table:style-name="ce1">
            <text:p><text:s/>-Bergvermessung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<text:s/>-Geologie/Geophysik</text:p>
          </table:table-cell>
          <table:table-cell table:number-columns-repeated="5" table:style-name="ce15"/>
          <table:table-cell table:number-columns-repeated="16377"/>
        </table:table-row>
        <table:table-row table:style-name="ro2">
          <table:table-cell office:value-type="float" office:value="18202" table:style-name="ce14">
            <text:p>18202</text:p>
          </table:table-cell>
          <table:table-cell office:value-type="string" table:style-name="ce9">
            <text:p>Mechaniker für Bergbautechni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9">
            <text:p>20 Energie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table:number-columns-repeated="16380" table:style-name="ce1"/>
        </table:table-row>
        <table:table-row table:style-name="ro2">
          <table:table-cell office:value-type="float" office:value="20201" table:style-name="ce15">
            <text:p>20201</text:p>
          </table:table-cell>
          <table:table-cell office:value-type="string" table:style-name="ce1">
            <text:p>Machinist<text:s/>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5"/>
          <table:table-cell office:value-type="string" table:style-name="ce9">
            <text:p>— Wärmekraftwerksanlagen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0">
            <text:p>— Kernkraftwerksanlagen</text:p>
          </table:table-cell>
          <table:table-cell table:style-name="ce32"/>
          <table:table-cell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Gasturbinenanlagen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Aufbereitungs- und Förderanlagen Großgeräte<text:s/>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<text:s/>Fahrbetrieb<text:s/>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Kühl- und Gefrieranlagen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Filterbrunnenentwäserung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Mechanisierungsgeräte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9">
            <text:p>Pump- und Verdichteranlagcn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9">
            <text:p>Brikettlerunesantagen<text:s/>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9">
            <text:p>Heizanlagen</text:p>
          </table:table-cell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Gcsetzblatt Teil 1 Nr. 4 — Ausgabetag: 20. Februar 1985</text:p>
          </table:table-cell>
          <table:table-cell table:style-name="ce1"/>
          <table:table-cell table:number-columns-repeated="2" table:style-name="ce15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20204" table:style-name="ce15">
            <text:p>20204</text:p>
          </table:table-cell>
          <table:table-cell office:value-type="string" table:style-name="ce1">
            <text:p>Fördergurtinstandhalter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VE Braunkohlenkombinat, Senftenberg</text:p>
          </table:table-cell>
          <table:table-cell office:value-type="string" table:style-name="ce15">
            <text:p>DVG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">
            <text:p>22 Metallurgie/Werkstoffwesen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office:value-type="float" office:value="22201" table:style-name="ce15">
            <text:p>22201</text:p>
          </table:table-cell>
          <table:table-cell office:value-type="string" table:style-name="ce9">
            <text:p>Metallurge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Ministerium für Erzbergbau, Metallurgie und Kali</text:p>
          </table:table-cell>
          <table:table-cell office:value-type="string" table:style-name="ce15">
            <text:p>DVG</text:p>
          </table:table-cell>
          <table:table-cell office:value-type="string" table:style-name="ce15">
            <text:p>ab 1.9.1987, davor s. Anlage 2, A</text:p>
          </table:table-cell>
          <table:table-cell office:value-type="string" table:style-name="ce15">
            <text:p>)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">
            <text:p>-Ergeugung</text:p>
          </table:table-cell>
          <table:table-cell table:number-columns-repeated="2" table:style-name="ce15"/>
          <table:table-cell office:value-type="string" table:style-name="ce15">
            <text:p>VEB Schwermaschinenbaukombinat «Ernst Thälmann Magdeburg</text:p>
          </table:table-cell>
          <table:table-cell office:value-type="string" table:style-name="ce15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9">
            <text:p>-Formgebund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office:value-type="float" office:value="22206" table:style-name="ce15">
            <text:p>22206</text:p>
          </table:table-cell>
          <table:table-cell office:value-type="string" table:style-name="ce9">
            <text:p>Industrieschmied</text:p>
          </table:table-cell>
          <table:table-cell office:value-type="float" office:value="2" table:style-name="ce15">
            <text:p>2</text:p>
          </table:table-cell>
          <table:table-cell table:number-columns-repeated="5" table:style-name="ce15"/>
          <table:table-cell table:number-columns-repeated="16376"/>
        </table:table-row>
        <table:table-row table:style-name="ro2">
          <table:table-cell office:value-type="float" office:value="22207" table:style-name="ce15">
            <text:p>22207</text:p>
          </table:table-cell>
          <table:table-cell office:value-type="string" table:style-name="ce9">
            <text:p>Schmied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Wirtschaftsrat des Bezirkes Cottbus</text:p>
          </table:table-cell>
          <table:table-cell office:value-type="string" table:style-name="ce15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22208" table:style-name="ce15">
            <text:p>22208</text:p>
          </table:table-cell>
          <table:table-cell office:value-type="string" table:style-name="ce9">
            <text:p>Härter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5"/>
          <table:table-cell office:value-type="string" table:style-name="ce15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22209" table:style-name="ce15">
            <text:p>22209</text:p>
          </table:table-cell>
          <table:table-cell office:value-type="string" table:style-name="ce9">
            <text:p>Modellbauer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VEB Werkzeugmasainenkombinat „Fritz Heckert". Karl-Marx-Stadt</text:p>
          </table:table-cell>
          <table:table-cell office:value-type="string" table:style-name="ce15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9">
            <text:p><text:s/>-Holzmodellbauer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9">
            <text:p><text:s/>-Metallmodellbauer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9">
            <text:p><text:s/>-Formenbauer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office:value-type="float" office:value="22210" table:style-name="ce15">
            <text:p>22210</text:p>
          </table:table-cell>
          <table:table-cell office:value-type="string" table:style-name="ce9">
            <text:p>Werkstoffprüfer Metall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VEB Kombinat Gießereianlagenbau und Gußerzeugnisse — GISAG — Leipzig</text:p>
          </table:table-cell>
          <table:table-cell office:value-type="string" table:style-name="ce15">
            <text:p>DVG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float" office:value="22212" table:style-name="ce15">
            <text:p>22212</text:p>
          </table:table-cell>
          <table:table-cell office:value-type="string" table:style-name="ce9">
            <text:p>Facharbeiter für Gießereitechnik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VEB Rohrkombinat, Riesa</text:p>
          </table:table-cell>
          <table:table-cell office:value-type="string" table:style-name="ce15">
            <text:p>DVG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9">
            <text:p><text:s/>-Handformer</text:p>
          </table:table-cell>
          <table:table-cell table:number-columns-repeated="2" table:style-name="ce15"/>
          <table:table-cell office:value-type="string" table:style-name="ce15">
            <text:p>VEB Kombinat Gießereianlagenbau und Gußerzeugnisse — GISAG — Leipzig</text:p>
          </table:table-cell>
          <table:table-cell office:value-type="string" table:style-name="ce15">
            <text:p>DVG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9">
            <text:p><text:s/>-Kernformer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9">
            <text:p><text:s/>-Anlagenfahrer für verlorene Formen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9">
            <text:p><text:s/>-Anlangenfahrer für Dauerformen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<text:s/>-Feingießer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<text:s/>-Gußnachbehandler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table:number-columns-repeated="8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7">
            <text:p>24 Maschinen-. Apparate- und Anlagenbau</text:p>
          </table:table-cell>
          <table:table-cell table:number-columns-repeated="3" table:style-name="ce15"/>
          <table:table-cell table:style-name="ce1"/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string" table:style-name="ce15">
            <text:p>24 2 01</text:p>
          </table:table-cell>
          <table:table-cell office:value-type="string" table:style-name="ce15">
            <text:p>Maschinen- und Anlagenmonteur<text:s/>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Ministerium für Schwermaschinen- und Anlagcnbau</text:p>
          </table:table-cell>
          <table:table-cell office:value-type="string" table:style-name="ce1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<text:s/>-Anlagenbau Maschinenbau</text:p>
          </table:table-cell>
          <table:table-cell table:number-columns-repeated="3" table:style-name="ce15"/>
          <table:table-cell table:style-name="ce1"/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<text:s/>-Rohrleitungsbau</text:p>
          </table:table-cell>
          <table:table-cell table:number-columns-repeated="3" table:style-name="ce15"/>
          <table:table-cell table:style-name="ce1"/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<text:s/>-Waggonbau</text:p>
          </table:table-cell>
          <table:table-cell table:number-columns-repeated="3" table:style-name="ce15"/>
          <table:table-cell table:style-name="ce1"/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<text:s/>-Motorenbau</text:p>
          </table:table-cell>
          <table:table-cell table:number-columns-repeated="3" table:style-name="ce15"/>
          <table:table-cell table:style-name="ce1"/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string" table:style-name="ce15">
            <text:p>24 2 02</text:p>
          </table:table-cell>
          <table:table-cell office:value-type="string" table:style-name="ce15">
            <text:p>Stahlschiffbauer<text:s/>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VEB Kombinat Schiffbau, Rostock</text:p>
          </table:table-cell>
          <table:table-cell office:value-type="string" table:style-name="ce1">
            <text:p>vrr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<text:s/>-Schiffskörperbau</text:p>
          </table:table-cell>
          <table:table-cell table:number-columns-repeated="3" table:style-name="ce15"/>
          <table:table-cell table:style-name="ce1"/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<text:s/>-Schiffsausrüstung</text:p>
          </table:table-cell>
          <table:table-cell table:number-columns-repeated="3" table:style-name="ce15"/>
          <table:table-cell table:style-name="ce1"/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string" table:style-name="ce15">
            <text:p>24 2 07</text:p>
          </table:table-cell>
          <table:table-cell office:value-type="string" table:style-name="ce15">
            <text:p>Maschinenbauer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VEB Kombinat Umformtechnik „Herbert Warnke", Erfurt</text:p>
          </table:table-cell>
          <table:table-cell office:value-type="string" table:style-name="ce1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string" table:style-name="ce15">
            <text:p>24 2 08</text:p>
          </table:table-cell>
          <table:table-cell office:value-type="string" table:style-name="ce15">
            <text:p>Haushaltgroßgerätemonteur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VEB Kombinat Haushaltgeräte, Karl-Marx-Stadt</text:p>
          </table:table-cell>
          <table:table-cell office:value-type="string" table:style-name="ce1">
            <text:p>vrr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string" table:style-name="ce9">
            <text:p>24 2 09</text:p>
          </table:table-cell>
          <table:table-cell office:value-type="string" table:style-name="ce9">
            <text:p>Aufzugmonteur</text:p>
          </table:table-cell>
          <table:table-cell office:value-type="string" table:style-name="ce9">
            <text:p>2,5</text:p>
          </table:table-cell>
          <table:table-cell table:style-name="ce9"/>
          <table:table-cell office:value-type="string" table:style-name="ce15">
            <text:p>VEB Schwermaschinenbau -Motorenbau</text:p>
          </table:table-cell>
          <table:table-cell office:value-type="string" table:style-name="ce1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string" table:style-name="ce15">
            <text:p>24 2 10</text:p>
          </table:table-cell>
          <table:table-cell office:value-type="string" table:style-name="ce15">
            <text:p>Mechaniker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VEB Kombinat Textima, Karl-Marx-Stadt</text:p>
          </table:table-cell>
          <table:table-cell office:value-type="string" table:style-name="ce1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string" table:style-name="ce9">
            <text:p>24 2 11</text:p>
          </table:table-cell>
          <table:table-cell office:value-type="string" table:style-name="ce15">
            <text:p>Kälte- und Klimaanlagenmonteur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5">
            <text:p>VEB Kombinat Luft- und Kältetechnik, Dresden</text:p>
          </table:table-cell>
          <table:table-cell office:value-type="string" table:style-name="ce1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office:value-type="string" table:style-name="ce15">
            <text:p>24 2 12</text:p>
          </table:table-cell>
          <table:table-cell office:value-type="string" table:style-name="ce15">
            <text:p>Elektromaschinenbauer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VEB Kombinat Elektromaschinenbau, Dresden</text:p>
          </table:table-cell>
          <table:table-cell office:value-type="string" table:style-name="ce1">
            <text:p>VT</text:p>
          </table:table-cell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Ruhende elektrische Maschinen</text:p>
          </table:table-cell>
          <table:table-cell table:number-columns-repeated="3" table:style-name="ce15"/>
          <table:table-cell table:style-name="ce1"/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Wechselstrommaschinen<text:s text:c="2"/></text:p>
          </table:table-cell>
          <table:table-cell table:number-columns-repeated="3" table:style-name="ce15"/>
          <table:table-cell table:style-name="ce1"/>
          <table:table-cell table:number-columns-repeated="2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Gleichstrommaschinen</text:p>
          </table:table-cell>
          <table:table-cell table:number-columns-repeated="6" table:style-name="ce15"/>
          <table:table-cell table:number-columns-repeated="16376"/>
        </table:table-row>
        <table:table-row table:style-name="ro2">
          <table:table-cell table:style-name="ce15"/>
          <table:table-cell office:value-type="string" table:style-name="ce15">
            <text:p>Instandsetzung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x</text:p>
          </table:table-cell>
          <table:table-cell office:value-type="string" table:style-name="ce15">
            <text:p>VEB Kombinat Elektromaschinenbau, Dresden</text:p>
          </table:table-cell>
          <table:table-cell table:number-columns-repeated="3" table:style-name="ce15"/>
          <table:table-cell table:number-columns-repeated="16376"/>
        </table:table-row>
        <table:table-row table:style-name="ro2">
          <table:table-cell office:value-type="float" office:value="24213" table:style-name="ce15">
            <text:p>24213</text:p>
          </table:table-cell>
          <table:table-cell office:value-type="string" table:style-name="ce15">
            <text:p>Feinblechner</text:p>
          </table:table-cell>
          <table:table-cell table:number-columns-repeated="6" table:style-name="ce15"/>
          <table:table-cell table:number-columns-repeated="16376"/>
        </table:table-row>
        <table:table-row table:number-rows-repeated="48" table:style-name="ro2">
          <table:table-cell table:number-columns-repeated="8" table:style-name="ce15"/>
          <table:table-cell table:number-columns-repeated="16376"/>
        </table:table-row>
        <table:table-row table:number-rows-repeated="10480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1968503937008in" fo:margin-bottom="0.751968503937008in" fo:margin-left="0.700787401574803in" fo:margin-right="0.700787401574803in" style:print-orientation="portrait" style:print-page-order="ltr" style:first-page-number="1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7.8188976377952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Firll, Anja</meta:initial-creator>
    <dc:creator>Firll, Anja</dc:creator>
    <meta:creation-date>2023-07-19T11:29:24Z</meta:creation-date>
    <dc:date>2023-07-24T13:12:08Z</dc:date>
    <meta:editing-duration>PT0S</meta:editing-duration>
  </office:meta>
</office:document-meta>
</file>